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1e4eb8" officeooo:paragraph-rsid="014f0a12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1e4eb8" officeooo:paragraph-rsid="0232287a" style:font-weight-asian="bold" style:font-weight-complex="bold"/>
    </style:style>
    <style:style style:name="P4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2f19b" officeooo:paragraph-rsid="014f0a12" fo:background-color="transparent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100f487" officeooo:paragraph-rsid="010c0340" fo:background-color="#dddddd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100f487" officeooo:paragraph-rsid="026483ff" fo:background-color="#dddddd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100f487" officeooo:paragraph-rsid="0269b10c" fo:background-color="#ddddd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100f487" officeooo:paragraph-rsid="027cf8f8" fo:background-color="#ddddd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100f487" officeooo:paragraph-rsid="0285b5b7" fo:background-color="#dddddd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100f487" officeooo:paragraph-rsid="0298f551" fo:background-color="#dddddd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100f487" officeooo:paragraph-rsid="027e31e7" fo:background-color="#dddddd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100f487" officeooo:paragraph-rsid="0287be5a" fo:background-color="#dddddd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100f487" officeooo:paragraph-rsid="029ae3bf" fo:background-color="#dddddd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100f487" officeooo:paragraph-rsid="02bab20a" fo:background-color="#dddddd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100f487" officeooo:paragraph-rsid="029e9f84" fo:background-color="#dddddd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100f487" officeooo:paragraph-rsid="02bb35cf" fo:background-color="#dddddd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29aa951" officeooo:paragraph-rsid="029aa951" fo:background-color="#dddddd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33d7b7" officeooo:paragraph-rsid="02952c74" fo:background-color="#dddddd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33d7b7" officeooo:paragraph-rsid="02b23df1" fo:background-color="#dddddd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20e8e48" officeooo:paragraph-rsid="020d155c" fo:background-color="transparent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20e8e48" officeooo:paragraph-rsid="0260d497" fo:background-color="transparent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260d497" officeooo:paragraph-rsid="0260d497" fo:background-color="transparent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260d497" officeooo:paragraph-rsid="02644fe5" fo:background-color="transparent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260d497" officeooo:paragraph-rsid="02b8b5b5" fo:background-color="transparent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267a02a" officeooo:paragraph-rsid="0267a02a" fo:background-color="transparent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267a02a" officeooo:paragraph-rsid="026ba5b5" fo:background-color="transparent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21c4c1c" officeooo:paragraph-rsid="02746548" fo:background-color="transparent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21c4c1c" officeooo:paragraph-rsid="027cf8f8" fo:background-color="transparent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21c4c1c" officeooo:paragraph-rsid="026ebda4" fo:background-color="transparent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21c4c1c" officeooo:paragraph-rsid="028a8df8" fo:background-color="transparent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21c4c1c" officeooo:paragraph-rsid="028af2ba" fo:background-color="transparent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21c4c1c" officeooo:paragraph-rsid="029be6d2" fo:background-color="transparent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21c4c1c" officeooo:paragraph-rsid="029c2bea" fo:background-color="transparent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2738579" officeooo:paragraph-rsid="02738579" fo:background-color="transparent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2746548" officeooo:paragraph-rsid="02746548" fo:background-color="transparent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100f487" officeooo:paragraph-rsid="0278e002" fo:background-color="transparent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2732676" officeooo:paragraph-rsid="0278e002" fo:background-color="transparent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2732676" officeooo:paragraph-rsid="02732676" fo:background-color="transparent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2732676" officeooo:paragraph-rsid="028364e9" fo:background-color="transparent" style:font-weight-asian="normal" style:font-weight-complex="normal"/>
    </style:style>
    <style:style style:name="P41" style:family="paragraph" style:parent-style-name="Standard">
      <style:text-properties fo:language="en" fo:country="US" fo:font-weight="normal" officeooo:rsid="027af32f" officeooo:paragraph-rsid="027cf8f8" fo:background-color="transparent" style:font-weight-asian="normal" style:font-weight-complex="normal"/>
    </style:style>
    <style:style style:name="P42" style:family="paragraph" style:parent-style-name="Standard">
      <style:text-properties fo:language="en" fo:country="US" fo:font-weight="normal" officeooo:rsid="027cf8f8" officeooo:paragraph-rsid="027e31e7" fo:background-color="transparent" style:font-weight-asian="normal" style:font-weight-complex="normal"/>
    </style:style>
    <style:style style:name="P43" style:family="paragraph" style:parent-style-name="Standard">
      <style:text-properties fo:language="en" fo:country="US" fo:font-weight="normal" officeooo:rsid="027e31e7" officeooo:paragraph-rsid="027e31e7" fo:background-color="transparent" style:font-weight-asian="normal" style:font-weight-complex="normal"/>
    </style:style>
    <style:style style:name="P44" style:family="paragraph" style:parent-style-name="Standard">
      <style:text-properties fo:language="en" fo:country="US" fo:font-weight="normal" officeooo:rsid="0280470c" officeooo:paragraph-rsid="0280470c" fo:background-color="transparent" style:font-weight-asian="normal" style:font-weight-complex="normal"/>
    </style:style>
    <style:style style:name="P45" style:family="paragraph" style:parent-style-name="Standard">
      <style:text-properties fo:language="en" fo:country="US" fo:font-weight="normal" officeooo:rsid="0280470c" officeooo:paragraph-rsid="028a8df8" fo:background-color="transparent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28a8df8" officeooo:paragraph-rsid="028a8df8" fo:background-color="transparent" style:font-weight-asian="normal" style:font-weight-complex="normal"/>
    </style:style>
    <style:style style:name="P47" style:family="paragraph" style:parent-style-name="Standard">
      <style:text-properties fo:language="en" fo:country="US" fo:font-weight="normal" officeooo:rsid="028a8df8" officeooo:paragraph-rsid="028af2ba" fo:background-color="transparent" style:font-weight-asian="normal" style:font-weight-complex="normal"/>
    </style:style>
    <style:style style:name="P48" style:family="paragraph" style:parent-style-name="Standard">
      <style:text-properties fo:language="en" fo:country="US" fo:font-weight="normal" officeooo:rsid="028af2ba" officeooo:paragraph-rsid="028af2ba" fo:background-color="transparent" style:font-weight-asian="normal" style:font-weight-complex="normal"/>
    </style:style>
    <style:style style:name="P49" style:family="paragraph" style:parent-style-name="Standard">
      <style:text-properties fo:language="en" fo:country="US" fo:font-weight="normal" officeooo:rsid="029ac067" officeooo:paragraph-rsid="029ac067" fo:background-color="transparent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29dc23b" officeooo:paragraph-rsid="029dc23b" fo:background-color="transparent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29dc23b" officeooo:paragraph-rsid="029e9f84" fo:background-color="transparent" style:font-weight-asian="normal" style:font-weight-complex="normal"/>
    </style:style>
    <style:style style:name="P52" style:family="paragraph" style:parent-style-name="Standard">
      <style:text-properties fo:language="en" fo:country="US" fo:font-weight="normal" officeooo:rsid="029dc23b" officeooo:paragraph-rsid="02bb35cf" fo:background-color="transparent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27b5b08" officeooo:paragraph-rsid="02a0d6fc" fo:background-color="transparent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2a6d5b7" officeooo:paragraph-rsid="02a6e172" fo:background-color="transparent" style:font-weight-asian="normal" style:font-weight-complex="normal"/>
    </style:style>
    <style:style style:name="P55" style:family="paragraph" style:parent-style-name="Standard">
      <style:text-properties fo:language="en" fo:country="US" fo:font-weight="normal" officeooo:rsid="02a7a23c" officeooo:paragraph-rsid="02a7a23c" fo:background-color="transparent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282233a" officeooo:paragraph-rsid="0282233a" fo:background-color="transparent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282233a" officeooo:paragraph-rsid="026ba5b5" fo:background-color="transparent" style:font-weight-asian="normal" style:font-weight-complex="normal"/>
    </style:style>
    <style:style style:name="P58" style:family="paragraph" style:parent-style-name="Standard">
      <style:text-properties fo:language="en" fo:country="US" fo:font-weight="normal" officeooo:rsid="02252c01" officeooo:paragraph-rsid="01ebd016" fo:background-color="transparent" style:font-weight-asian="normal" style:font-weight-complex="normal"/>
    </style:style>
    <style:style style:name="P59" style:family="paragraph" style:parent-style-name="Standard">
      <style:text-properties fo:language="en" fo:country="US" fo:font-weight="normal" officeooo:rsid="02b068c6" officeooo:paragraph-rsid="02b068c6" fo:background-color="transparent" style:font-weight-asian="normal" style:font-weight-complex="normal"/>
    </style:style>
    <style:style style:name="P60" style:family="paragraph" style:parent-style-name="Standard">
      <style:text-properties fo:language="en" fo:country="US" fo:font-weight="normal" officeooo:rsid="029031a9" officeooo:paragraph-rsid="02b1bb4f" fo:background-color="transparent" style:font-weight-asian="normal" style:font-weight-complex="normal"/>
    </style:style>
    <style:style style:name="P61" style:family="paragraph" style:parent-style-name="Standard">
      <style:text-properties fo:language="en" fo:country="US" fo:font-weight="normal" officeooo:rsid="001e4eb8" officeooo:paragraph-rsid="0290c4d3" style:font-weight-asian="normal" style:font-weight-complex="normal"/>
    </style:style>
    <style:style style:name="P62" style:family="paragraph" style:parent-style-name="Standard">
      <style:text-properties fo:language="en" fo:country="US" fo:font-weight="normal" officeooo:rsid="001e4eb8" officeooo:paragraph-rsid="02952c74" style:font-weight-asian="normal" style:font-weight-complex="normal"/>
    </style:style>
    <style:style style:name="P63" style:family="paragraph" style:parent-style-name="Standard">
      <style:text-properties fo:language="en" fo:country="US" fo:font-weight="normal" officeooo:rsid="02b74866" officeooo:paragraph-rsid="02b74866" style:font-weight-asian="normal" style:font-weight-complex="normal"/>
    </style:style>
    <style:style style:name="P64" style:family="paragraph" style:parent-style-name="Standard">
      <style:text-properties fo:language="en" fo:country="US" fo:font-weight="normal" officeooo:rsid="02b74866" officeooo:paragraph-rsid="02b811ca" style:font-weight-asian="normal" style:font-weight-complex="normal"/>
    </style:style>
    <style:style style:name="P65" style:family="paragraph" style:parent-style-name="Standard">
      <style:text-properties fo:language="en" fo:country="US" officeooo:rsid="001b8640" officeooo:paragraph-rsid="00131f4f"/>
    </style:style>
    <style:style style:name="P66" style:family="paragraph" style:parent-style-name="Standard">
      <style:text-properties fo:language="en" fo:country="US" fo:font-style="normal" fo:font-weight="normal" officeooo:rsid="028cb20e" officeooo:paragraph-rsid="028e5732" fo:background-color="#dddddd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language="en" fo:country="US" fo:font-style="normal" fo:font-weight="normal" officeooo:rsid="028cb20e" officeooo:paragraph-rsid="02a2e2b8" fo:background-color="#dddddd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language="en" fo:country="US" fo:font-style="normal" fo:font-weight="normal" officeooo:rsid="028cb20e" officeooo:paragraph-rsid="02a7a23c" fo:background-color="#dddddd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language="en" fo:country="US" fo:font-style="normal" fo:font-weight="normal" officeooo:rsid="028cb20e" officeooo:paragraph-rsid="02aaaf21" fo:background-color="#dddddd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language="en" fo:country="US" fo:font-style="normal" fo:font-weight="normal" officeooo:rsid="01a1af40" officeooo:paragraph-rsid="028cb20e" fo:background-color="#dddddd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language="en" fo:country="US" fo:font-style="normal" fo:font-weight="normal" officeooo:rsid="021be2de" officeooo:paragraph-rsid="020eabcb" fo:background-color="#dddddd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language="en" fo:country="US" fo:font-style="normal" fo:font-weight="normal" officeooo:rsid="0100f487" officeooo:paragraph-rsid="02bab20a" fo:background-color="#dddddd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language="en" fo:country="US" fo:font-style="normal" fo:font-weight="normal" officeooo:rsid="021be2de" officeooo:paragraph-rsid="0286dd03" fo:background-color="transparent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language="en" fo:country="US" fo:font-style="normal" fo:font-weight="normal" officeooo:rsid="02a6e172" officeooo:paragraph-rsid="02a2e2b8" fo:background-color="transparent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language="en" fo:country="US" fo:font-style="normal" fo:font-weight="normal" officeooo:rsid="02a6e172" officeooo:paragraph-rsid="02a6e172" fo:background-color="transparent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language="en" fo:country="US" fo:font-style="normal" fo:font-weight="normal" officeooo:rsid="02a8b5c3" officeooo:paragraph-rsid="02a8b5c3" fo:background-color="transparent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language="en" fo:country="US" fo:font-style="normal" fo:font-weight="normal" officeooo:rsid="02a8b5c3" officeooo:paragraph-rsid="02aaaf21" fo:background-color="transparent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language="en" fo:country="US" fo:font-style="normal" fo:font-weight="normal" officeooo:rsid="021be2de" officeooo:paragraph-rsid="0286dd03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language="en" fo:country="US" fo:font-style="italic" fo:font-weight="bold" officeooo:rsid="021c4c1c" officeooo:paragraph-rsid="029c2bea" fo:background-color="transparent" style:font-style-asian="italic" style:font-weight-asian="bold" style:font-style-complex="italic" style:font-weight-complex="bold"/>
    </style:style>
    <style:style style:name="P80" style:family="paragraph" style:parent-style-name="Standard">
      <style:text-properties fo:language="en" fo:country="US" fo:font-style="italic" fo:font-weight="bold" officeooo:rsid="026ba5b5" officeooo:paragraph-rsid="029e9f84" fo:background-color="#fff200" style:font-style-asian="italic" style:font-weight-asian="bold" style:font-style-complex="italic" style:font-weight-complex="bold"/>
    </style:style>
    <style:style style:name="P81" style:family="paragraph" style:parent-style-name="Standard">
      <style:text-properties fo:language="en" fo:country="US" officeooo:paragraph-rsid="02bab20a"/>
    </style:style>
    <style:style style:name="P82" style:family="paragraph" style:parent-style-name="Standard">
      <style:text-properties fo:language="en" fo:country="US" officeooo:paragraph-rsid="00f05b1d"/>
    </style:style>
    <style:style style:name="P83" style:family="paragraph" style:parent-style-name="Standard">
      <style:text-properties fo:language="en" fo:country="US" officeooo:paragraph-rsid="00ab4647"/>
    </style:style>
    <style:style style:name="P84" style:family="paragraph" style:parent-style-name="Standard">
      <style:text-properties fo:language="en" fo:country="US" officeooo:paragraph-rsid="014f0a12"/>
    </style:style>
    <style:style style:name="P85" style:family="paragraph" style:parent-style-name="Standard">
      <style:text-properties fo:language="en" fo:country="US" officeooo:paragraph-rsid="026483ff"/>
    </style:style>
    <style:style style:name="P86" style:family="paragraph" style:parent-style-name="Standard">
      <style:text-properties fo:language="en" fo:country="US" officeooo:paragraph-rsid="02644fe5"/>
    </style:style>
    <style:style style:name="P87" style:family="paragraph" style:parent-style-name="Standard">
      <style:text-properties fo:language="en" fo:country="US" officeooo:paragraph-rsid="0267a02a"/>
    </style:style>
    <style:style style:name="P88" style:family="paragraph" style:parent-style-name="Standard">
      <style:text-properties fo:language="en" fo:country="US" officeooo:paragraph-rsid="02b8b5b5"/>
    </style:style>
    <style:style style:name="P89" style:family="paragraph" style:parent-style-name="Standard">
      <style:text-properties fo:language="en" fo:country="US" officeooo:paragraph-rsid="026ba5b5"/>
    </style:style>
    <style:style style:name="P90" style:family="paragraph" style:parent-style-name="Standard">
      <style:text-properties fo:language="en" fo:country="US" officeooo:paragraph-rsid="0296b238"/>
    </style:style>
    <style:style style:name="P91" style:family="paragraph" style:parent-style-name="Standard">
      <style:text-properties fo:language="en" fo:country="US" officeooo:paragraph-rsid="0298f551"/>
    </style:style>
    <style:style style:name="P92" style:family="paragraph" style:parent-style-name="Standard">
      <style:text-properties fo:language="en" fo:country="US" officeooo:paragraph-rsid="02981894"/>
    </style:style>
    <style:style style:name="P93" style:family="paragraph" style:parent-style-name="Standard">
      <style:text-properties fo:language="en" fo:country="US" officeooo:paragraph-rsid="026ebda4"/>
    </style:style>
    <style:style style:name="P94" style:family="paragraph" style:parent-style-name="Standard">
      <style:text-properties fo:language="en" fo:country="US" officeooo:paragraph-rsid="0282233a"/>
    </style:style>
    <style:style style:name="P95" style:family="paragraph" style:parent-style-name="Standard">
      <style:text-properties fo:language="en" fo:country="US" officeooo:paragraph-rsid="0271cf8b"/>
    </style:style>
    <style:style style:name="P96" style:family="paragraph" style:parent-style-name="Standard">
      <style:text-properties fo:language="en" fo:country="US" officeooo:paragraph-rsid="0282b274"/>
    </style:style>
    <style:style style:name="P97" style:family="paragraph" style:parent-style-name="Standard">
      <style:text-properties fo:language="en" fo:country="US" officeooo:rsid="02bab20a" officeooo:paragraph-rsid="02bab20a"/>
    </style:style>
    <style:style style:name="P98" style:family="paragraph" style:parent-style-name="Standard">
      <style:text-properties fo:language="en" fo:country="US" officeooo:paragraph-rsid="02848b33"/>
    </style:style>
    <style:style style:name="P99" style:family="paragraph" style:parent-style-name="Standard">
      <style:text-properties fo:language="en" fo:country="US" officeooo:paragraph-rsid="0276e9d2"/>
    </style:style>
    <style:style style:name="P100" style:family="paragraph" style:parent-style-name="Standard">
      <style:text-properties fo:language="en" fo:country="US" officeooo:paragraph-rsid="0277361f"/>
    </style:style>
    <style:style style:name="P101" style:family="paragraph" style:parent-style-name="Standard">
      <style:text-properties fo:language="en" fo:country="US" officeooo:paragraph-rsid="0278e002"/>
    </style:style>
    <style:style style:name="P102" style:family="paragraph" style:parent-style-name="Standard">
      <style:text-properties fo:language="en" fo:country="US" officeooo:paragraph-rsid="029c8a49"/>
    </style:style>
    <style:style style:name="P103" style:family="paragraph" style:parent-style-name="Standard">
      <style:text-properties fo:language="en" fo:country="US" officeooo:rsid="027cf8f8" officeooo:paragraph-rsid="027cf8f8"/>
    </style:style>
    <style:style style:name="P104" style:family="paragraph" style:parent-style-name="Standard">
      <style:text-properties fo:language="en" fo:country="US" officeooo:paragraph-rsid="027cf8f8"/>
    </style:style>
    <style:style style:name="P105" style:family="paragraph" style:parent-style-name="Standard">
      <style:text-properties fo:language="en" fo:country="US" officeooo:paragraph-rsid="027e31e7"/>
    </style:style>
    <style:style style:name="P106" style:family="paragraph" style:parent-style-name="Standard">
      <style:text-properties fo:language="en" fo:country="US" officeooo:paragraph-rsid="0280470c"/>
    </style:style>
    <style:style style:name="P107" style:family="paragraph" style:parent-style-name="Standard">
      <style:text-properties fo:language="en" fo:country="US" officeooo:paragraph-rsid="029dc23b"/>
    </style:style>
    <style:style style:name="P108" style:family="paragraph" style:parent-style-name="Standard">
      <style:paragraph-properties>
        <style:tab-stops>
          <style:tab-stop style:position="9.996cm"/>
        </style:tab-stops>
      </style:paragraph-properties>
      <style:text-properties fo:language="en" fo:country="US" officeooo:paragraph-rsid="0287be5a"/>
    </style:style>
    <style:style style:name="P109" style:family="paragraph" style:parent-style-name="Standard">
      <style:text-properties fo:language="en" fo:country="US" officeooo:paragraph-rsid="029ae3bf"/>
    </style:style>
    <style:style style:name="P110" style:family="paragraph" style:parent-style-name="Standard">
      <style:text-properties fo:language="en" fo:country="US" officeooo:paragraph-rsid="028af2ba"/>
    </style:style>
    <style:style style:name="P111" style:family="paragraph" style:parent-style-name="Standard">
      <style:text-properties fo:language="en" fo:country="US" officeooo:paragraph-rsid="029c2bea"/>
    </style:style>
    <style:style style:name="P112" style:family="paragraph" style:parent-style-name="Standard">
      <style:text-properties fo:language="en" fo:country="US" officeooo:paragraph-rsid="02a0d6fc"/>
    </style:style>
    <style:style style:name="P113" style:family="paragraph" style:parent-style-name="Standard">
      <style:text-properties fo:language="en" fo:country="US" officeooo:paragraph-rsid="020eabcb"/>
    </style:style>
    <style:style style:name="P114" style:family="paragraph" style:parent-style-name="Standard">
      <style:text-properties fo:language="en" fo:country="US" officeooo:paragraph-rsid="028cb20e"/>
    </style:style>
    <style:style style:name="P115" style:family="paragraph" style:parent-style-name="Standard">
      <style:text-properties fo:language="en" fo:country="US" officeooo:rsid="028cb20e" officeooo:paragraph-rsid="028cb20e"/>
    </style:style>
    <style:style style:name="P116" style:family="paragraph" style:parent-style-name="Standard">
      <style:text-properties fo:language="en" fo:country="US" officeooo:rsid="028cb20e" officeooo:paragraph-rsid="02a2e2b8"/>
    </style:style>
    <style:style style:name="P117" style:family="paragraph" style:parent-style-name="Standard">
      <style:text-properties fo:language="en" fo:country="US" officeooo:paragraph-rsid="02a2e2b8"/>
    </style:style>
    <style:style style:name="P118" style:family="paragraph" style:parent-style-name="Standard">
      <style:text-properties fo:language="en" fo:country="US" officeooo:paragraph-rsid="028e5732"/>
    </style:style>
    <style:style style:name="P119" style:family="paragraph" style:parent-style-name="Standard">
      <style:text-properties fo:language="en" fo:country="US" officeooo:paragraph-rsid="02a6e172"/>
    </style:style>
    <style:style style:name="P120" style:family="paragraph" style:parent-style-name="Standard">
      <style:text-properties fo:language="en" fo:country="US" officeooo:rsid="02b4142a" officeooo:paragraph-rsid="02b4142a"/>
    </style:style>
    <style:style style:name="P121" style:family="paragraph" style:parent-style-name="Standard">
      <style:text-properties fo:language="en" fo:country="US" officeooo:paragraph-rsid="02b4142a"/>
    </style:style>
    <style:style style:name="P122" style:family="paragraph" style:parent-style-name="Standard">
      <style:text-properties fo:language="en" fo:country="US" officeooo:paragraph-rsid="02abc36d"/>
    </style:style>
    <style:style style:name="P123" style:family="paragraph" style:parent-style-name="Standard">
      <style:text-properties fo:language="en" fo:country="US" officeooo:rsid="02a8b5c3" officeooo:paragraph-rsid="02abc36d"/>
    </style:style>
    <style:style style:name="P124" style:family="paragraph" style:parent-style-name="Standard">
      <style:text-properties fo:language="en" fo:country="US" officeooo:paragraph-rsid="02af29e1"/>
    </style:style>
    <style:style style:name="P125" style:family="paragraph" style:parent-style-name="Standard">
      <style:text-properties fo:language="en" fo:country="US" officeooo:paragraph-rsid="02b068c6"/>
    </style:style>
    <style:style style:name="P126" style:family="paragraph" style:parent-style-name="Standard">
      <style:text-properties fo:language="en" fo:country="US" officeooo:paragraph-rsid="02197992"/>
    </style:style>
    <style:style style:name="P127" style:family="paragraph" style:parent-style-name="Standard">
      <style:text-properties fo:language="en" fo:country="US" officeooo:rsid="028f4776" officeooo:paragraph-rsid="028f4776"/>
    </style:style>
    <style:style style:name="P128" style:family="paragraph" style:parent-style-name="Standard">
      <style:text-properties fo:language="en" fo:country="US" officeooo:paragraph-rsid="0232287a"/>
    </style:style>
    <style:style style:name="P129" style:family="paragraph" style:parent-style-name="Standard">
      <style:text-properties fo:language="en" fo:country="US" officeooo:paragraph-rsid="02b811ca"/>
    </style:style>
    <style:style style:name="P130" style:family="paragraph" style:parent-style-name="Standard">
      <style:text-properties fo:language="en" fo:country="US" officeooo:paragraph-rsid="02b74866"/>
    </style:style>
    <style:style style:name="P131" style:family="paragraph" style:parent-style-name="Standard">
      <style:text-properties fo:language="en" fo:country="US" officeooo:paragraph-rsid="00131f4f"/>
    </style:style>
    <style:style style:name="P132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133" style:family="paragraph" style:parent-style-name="Standard">
      <style:text-properties fo:font-size="6pt" fo:language="en" fo:country="US" fo:font-weight="bold" officeooo:rsid="001e4eb8" officeooo:paragraph-rsid="020eabcb" style:font-size-asian="6pt" style:font-weight-asian="bold" style:font-size-complex="6pt" style:font-weight-complex="bold"/>
    </style:style>
    <style:style style:name="P134" style:family="paragraph" style:parent-style-name="Standard">
      <style:text-properties fo:font-size="6pt" fo:language="en" fo:country="US" fo:font-weight="bold" officeooo:rsid="01b1c4bc" officeooo:paragraph-rsid="0232287a" style:font-size-asian="6pt" style:font-weight-asian="bold" style:font-size-complex="6pt" style:font-weight-complex="bold"/>
    </style:style>
    <style:style style:name="P135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136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137" style:family="paragraph" style:parent-style-name="Standard">
      <style:text-properties fo:color="#999999" loext:opacity="100%" fo:language="en" fo:country="US" fo:font-weight="bold" officeooo:rsid="003b1ec5" officeooo:paragraph-rsid="02337c92" style:font-weight-asian="bold" style:font-weight-complex="bold"/>
    </style:style>
    <style:style style:name="P138" style:family="paragraph" style:parent-style-name="Standard">
      <style:text-properties officeooo:paragraph-rsid="02abc36d"/>
    </style:style>
    <style:style style:name="P139" style:family="paragraph" style:parent-style-name="Standard">
      <style:text-properties officeooo:paragraph-rsid="0287be5a"/>
    </style:style>
    <style:style style:name="P140" style:family="paragraph" style:parent-style-name="Standard">
      <style:text-properties officeooo:paragraph-rsid="02952c74"/>
    </style:style>
    <style:style style:name="P141" style:family="paragraph" style:parent-style-name="Standard">
      <style:text-properties officeooo:paragraph-rsid="026916d6"/>
    </style:style>
    <style:style style:name="P142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0131f4f" fo:background-color="transparent" style:font-weight-asian="bold" style:font-weight-complex="bold"/>
    </style:style>
    <style:style style:name="P143" style:family="paragraph" style:parent-style-name="Standard">
      <style:text-properties officeooo:paragraph-rsid="028a8df8"/>
    </style:style>
    <style:style style:name="P144" style:family="paragraph" style:parent-style-name="Standard">
      <style:text-properties fo:language="en" fo:country="US" fo:font-weight="normal" officeooo:rsid="021c4c1c" officeooo:paragraph-rsid="02c5da8e" fo:background-color="transparent" style:font-weight-asian="normal" style:font-weight-complex="normal"/>
    </style:style>
    <style:style style:name="P145" style:family="paragraph" style:parent-style-name="Standard">
      <style:text-properties fo:language="en" fo:country="US" officeooo:paragraph-rsid="02c5da8e"/>
    </style:style>
    <style:style style:name="P146" style:family="paragraph" style:parent-style-name="Standard">
      <style:text-properties officeooo:paragraph-rsid="0287be5a"/>
    </style:style>
    <style:style style:name="P147" style:family="paragraph" style:parent-style-name="Standard">
      <style:text-properties officeooo:paragraph-rsid="028af2ba"/>
    </style:style>
    <style:style style:name="T1" style:family="text">
      <style:text-properties officeooo:rsid="0043d0fb"/>
    </style:style>
    <style:style style:name="T2" style:family="text">
      <style:text-properties fo:font-weight="bold" fo:background-color="#fff200" loext:char-shading-value="0" style:font-weight-asian="bold" style:font-weight-complex="bold"/>
    </style:style>
    <style:style style:name="T3" style:family="text">
      <style:text-properties fo:font-weight="bold" officeooo:rsid="007d3450" fo:background-color="#fff200" loext:char-shading-value="0" style:font-weight-asian="bold" style:font-weight-complex="bold"/>
    </style:style>
    <style:style style:name="T4" style:family="text">
      <style:text-properties fo:font-weight="bold" officeooo:rsid="0286dd03" fo:background-color="#fff200" loext:char-shading-value="0" style:font-weight-asian="bold" style:font-weight-complex="bold"/>
    </style:style>
    <style:style style:name="T5" style:family="text">
      <style:text-properties fo:font-weight="bold" officeooo:rsid="00ab4647" fo:background-color="#fff200" loext:char-shading-value="0" style:font-weight-asian="bold" style:font-weight-complex="bold"/>
    </style:style>
    <style:style style:name="T6" style:family="text">
      <style:text-properties fo:font-weight="bold" officeooo:rsid="00d88c8c" fo:background-color="#fff200" loext:char-shading-value="0" style:font-weight-asian="bold" style:font-weight-complex="bold"/>
    </style:style>
    <style:style style:name="T7" style:family="text">
      <style:text-properties fo:font-weight="bold" officeooo:rsid="0094c10f" fo:background-color="#fff200" loext:char-shading-value="0" style:font-weight-asian="bold" style:font-weight-complex="bold"/>
    </style:style>
    <style:style style:name="T8" style:family="text">
      <style:text-properties fo:font-weight="bold" officeooo:rsid="0260d497" fo:background-color="#fff200" loext:char-shading-value="0" style:font-weight-asian="bold" style:font-weight-complex="bold"/>
    </style:style>
    <style:style style:name="T9" style:family="text">
      <style:text-properties fo:font-weight="bold" officeooo:rsid="026ba5b5" fo:background-color="#fff200" loext:char-shading-value="0" style:font-weight-asian="bold" style:font-weight-complex="bold"/>
    </style:style>
    <style:style style:name="T10" style:family="text">
      <style:text-properties fo:font-weight="bold" officeooo:rsid="00704232" fo:background-color="#fff200" loext:char-shading-value="0" style:font-weight-asian="bold" style:font-weight-complex="bold"/>
    </style:style>
    <style:style style:name="T11" style:family="text">
      <style:text-properties fo:font-weight="bold" officeooo:rsid="010b0b47" fo:background-color="#fff200" loext:char-shading-value="0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8ceef7" style:font-weight-asian="bold" style:font-weight-complex="bold"/>
    </style:style>
    <style:style style:name="T14" style:family="text">
      <style:text-properties fo:font-weight="bold" officeooo:rsid="010b0b47" style:font-weight-asian="bold" style:font-weight-complex="bold"/>
    </style:style>
    <style:style style:name="T15" style:family="text">
      <style:text-properties fo:font-weight="bold" officeooo:rsid="0276e9d2" style:font-weight-asian="bold" style:font-weight-complex="bold"/>
    </style:style>
    <style:style style:name="T16" style:family="text">
      <style:text-properties fo:font-weight="bold" officeooo:rsid="0285b5b7" style:font-weight-asian="bold" style:font-weight-complex="bold"/>
    </style:style>
    <style:style style:name="T17" style:family="text">
      <style:text-properties fo:font-weight="bold" officeooo:rsid="021c4c1c" style:font-weight-asian="bold" style:font-weight-complex="bold"/>
    </style:style>
    <style:style style:name="T18" style:family="text">
      <style:text-properties fo:font-weight="bold" officeooo:rsid="028af2ba" style:font-weight-asian="bold" style:font-weight-complex="bold"/>
    </style:style>
    <style:style style:name="T19" style:family="text">
      <style:text-properties fo:font-weight="bold" officeooo:rsid="02a0d6fc" style:font-weight-asian="bold" style:font-weight-complex="bold"/>
    </style:style>
    <style:style style:name="T20" style:family="text">
      <style:text-properties fo:font-weight="bold" officeooo:rsid="02b1bb4f" style:font-weight-asian="bold" style:font-weight-complex="bold"/>
    </style:style>
    <style:style style:name="T21" style:family="text">
      <style:text-properties fo:font-weight="bold" officeooo:rsid="0100f487" style:font-weight-asian="bold" style:font-weight-complex="bold"/>
    </style:style>
    <style:style style:name="T22" style:family="text">
      <style:text-properties fo:font-weight="bold" officeooo:rsid="00136227" style:font-weight-asian="bold" style:font-weight-complex="bold"/>
    </style:style>
    <style:style style:name="T23" style:family="text">
      <style:text-properties fo:font-weight="bold" officeooo:rsid="00d88c8c" style:font-weight-asian="bold" style:font-weight-complex="bold"/>
    </style:style>
    <style:style style:name="T24" style:family="text">
      <style:text-properties fo:font-weight="bold" officeooo:rsid="01ebd016" style:font-weight-asian="bold" style:font-weight-complex="bold"/>
    </style:style>
    <style:style style:name="T25" style:family="text">
      <style:text-properties fo:font-weight="bold" officeooo:rsid="02b74866" style:font-weight-asian="bold" style:font-weight-complex="bold"/>
    </style:style>
    <style:style style:name="T26" style:family="text">
      <style:text-properties fo:font-weight="bold" officeooo:rsid="00704232" style:font-weight-asian="bold" style:font-weight-complex="bold"/>
    </style:style>
    <style:style style:name="T27" style:family="text">
      <style:text-properties fo:font-weight="bold" officeooo:rsid="02c06899" style:font-weight-asian="bold" style:font-weight-complex="bold"/>
    </style:style>
    <style:style style:name="T28" style:family="text">
      <style:text-properties fo:font-weight="bold" officeooo:rsid="0100f487" fo:background-color="#dddddd" loext:char-shading-value="0" style:font-weight-asian="bold" style:font-weight-complex="bold"/>
    </style:style>
    <style:style style:name="T29" style:family="text">
      <style:text-properties fo:font-weight="bold" officeooo:rsid="0260d497" fo:background-color="#dddddd" loext:char-shading-value="0" style:font-weight-asian="bold" style:font-weight-complex="bold"/>
    </style:style>
    <style:style style:name="T30" style:family="text">
      <style:text-properties fo:font-weight="bold" officeooo:rsid="02b8b5b5" fo:background-color="#dddddd" loext:char-shading-value="0" style:font-weight-asian="bold" style:font-weight-complex="bold"/>
    </style:style>
    <style:style style:name="T31" style:family="text">
      <style:text-properties fo:font-weight="bold" officeooo:rsid="0298f551" fo:background-color="#dddddd" loext:char-shading-value="0" style:font-weight-asian="bold" style:font-weight-complex="bold"/>
    </style:style>
    <style:style style:name="T32" style:family="text">
      <style:text-properties fo:font-weight="bold" officeooo:rsid="029ae3bf" fo:background-color="#dddddd" loext:char-shading-value="0" style:font-weight-asian="bold" style:font-weight-complex="bold"/>
    </style:style>
    <style:style style:name="T33" style:family="text">
      <style:text-properties fo:font-weight="bold" fo:background-color="transparent" loext:char-shading-value="0" style:font-weight-asian="bold" style:font-weight-complex="bold"/>
    </style:style>
    <style:style style:name="T34" style:family="text">
      <style:text-properties fo:font-weight="bold" officeooo:rsid="02644fe5" fo:background-color="transparent" loext:char-shading-value="0" style:font-weight-asian="bold" style:font-weight-complex="bold"/>
    </style:style>
    <style:style style:name="T35" style:family="text">
      <style:text-properties fo:font-weight="bold" officeooo:rsid="0265ce26" fo:background-color="transparent" loext:char-shading-value="0" style:font-weight-asian="bold" style:font-weight-complex="bold"/>
    </style:style>
    <style:style style:name="T36" style:family="text">
      <style:text-properties fo:font-weight="bold" officeooo:rsid="0269b10c" fo:background-color="transparent" loext:char-shading-value="0" style:font-weight-asian="bold" style:font-weight-complex="bold"/>
    </style:style>
    <style:style style:name="T37" style:family="text">
      <style:text-properties fo:font-weight="bold" officeooo:rsid="026ba5b5" fo:background-color="transparent" loext:char-shading-value="0" style:font-weight-asian="bold" style:font-weight-complex="bold"/>
    </style:style>
    <style:style style:name="T38" style:family="text">
      <style:text-properties fo:font-weight="bold" officeooo:rsid="0282233a" fo:background-color="transparent" loext:char-shading-value="0" style:font-weight-asian="bold" style:font-weight-complex="bold"/>
    </style:style>
    <style:style style:name="T39" style:family="text">
      <style:text-properties fo:font-weight="bold" officeooo:rsid="026fcab7" fo:background-color="transparent" loext:char-shading-value="0" style:font-weight-asian="bold" style:font-weight-complex="bold"/>
    </style:style>
    <style:style style:name="T40" style:family="text">
      <style:text-properties fo:font-weight="bold" officeooo:rsid="0298f551" fo:background-color="transparent" loext:char-shading-value="0" style:font-weight-asian="bold" style:font-weight-complex="bold"/>
    </style:style>
    <style:style style:name="T41" style:family="text">
      <style:text-properties fo:font-weight="bold" officeooo:rsid="0282b274" fo:background-color="transparent" loext:char-shading-value="0" style:font-weight-asian="bold" style:font-weight-complex="bold"/>
    </style:style>
    <style:style style:name="T42" style:family="text">
      <style:text-properties fo:font-weight="bold" officeooo:rsid="0271cf8b" fo:background-color="transparent" loext:char-shading-value="0" style:font-weight-asian="bold" style:font-weight-complex="bold"/>
    </style:style>
    <style:style style:name="T43" style:family="text">
      <style:text-properties fo:font-weight="bold" officeooo:rsid="02732676" fo:background-color="transparent" loext:char-shading-value="0" style:font-weight-asian="bold" style:font-weight-complex="bold"/>
    </style:style>
    <style:style style:name="T44" style:family="text">
      <style:text-properties fo:font-weight="bold" officeooo:rsid="0100f487" fo:background-color="transparent" loext:char-shading-value="0" style:font-weight-asian="bold" style:font-weight-complex="bold"/>
    </style:style>
    <style:style style:name="T45" style:family="text">
      <style:text-properties fo:font-weight="bold" officeooo:rsid="0277361f" fo:background-color="transparent" loext:char-shading-value="0" style:font-weight-asian="bold" style:font-weight-complex="bold"/>
    </style:style>
    <style:style style:name="T46" style:family="text">
      <style:text-properties fo:font-weight="bold" officeooo:rsid="02738579" fo:background-color="transparent" loext:char-shading-value="0" style:font-weight-asian="bold" style:font-weight-complex="bold"/>
    </style:style>
    <style:style style:name="T47" style:family="text">
      <style:text-properties fo:font-weight="bold" officeooo:rsid="02746548" fo:background-color="transparent" loext:char-shading-value="0" style:font-weight-asian="bold" style:font-weight-complex="bold"/>
    </style:style>
    <style:style style:name="T48" style:family="text">
      <style:text-properties fo:font-weight="bold" officeooo:rsid="029c8a49" fo:background-color="transparent" loext:char-shading-value="0" style:font-weight-asian="bold" style:font-weight-complex="bold"/>
    </style:style>
    <style:style style:name="T49" style:family="text">
      <style:text-properties fo:font-weight="bold" officeooo:rsid="021c4c1c" fo:background-color="transparent" loext:char-shading-value="0" style:font-weight-asian="bold" style:font-weight-complex="bold"/>
    </style:style>
    <style:style style:name="T50" style:family="text">
      <style:text-properties fo:font-weight="bold" officeooo:rsid="027e31e7" fo:background-color="transparent" loext:char-shading-value="0" style:font-weight-asian="bold" style:font-weight-complex="bold"/>
    </style:style>
    <style:style style:name="T51" style:family="text">
      <style:text-properties fo:font-weight="bold" officeooo:rsid="027cf8f8" fo:background-color="transparent" loext:char-shading-value="0" style:font-weight-asian="bold" style:font-weight-complex="bold"/>
    </style:style>
    <style:style style:name="T52" style:family="text">
      <style:text-properties fo:font-weight="bold" officeooo:rsid="0280470c" fo:background-color="transparent" loext:char-shading-value="0" style:font-weight-asian="bold" style:font-weight-complex="bold"/>
    </style:style>
    <style:style style:name="T53" style:family="text">
      <style:text-properties fo:font-weight="bold" officeooo:rsid="029ac067" fo:background-color="transparent" loext:char-shading-value="0" style:font-weight-asian="bold" style:font-weight-complex="bold"/>
    </style:style>
    <style:style style:name="T54" style:family="text">
      <style:text-properties fo:font-weight="bold" officeooo:rsid="028af2ba" fo:background-color="transparent" loext:char-shading-value="0" style:font-weight-asian="bold" style:font-weight-complex="bold"/>
    </style:style>
    <style:style style:name="T55" style:family="text">
      <style:text-properties fo:font-weight="normal" officeooo:rsid="028a8df8" style:font-weight-asian="normal" style:font-weight-complex="normal"/>
    </style:style>
    <style:style style:name="T56" style:family="text">
      <style:text-properties fo:font-weight="normal" officeooo:rsid="00d88c8c" style:font-weight-asian="normal" style:font-weight-complex="normal"/>
    </style:style>
    <style:style style:name="T57" style:family="text">
      <style:text-properties fo:font-weight="normal" officeooo:rsid="0032ee51" style:font-weight-asian="normal" style:font-weight-complex="normal"/>
    </style:style>
    <style:style style:name="T58" style:family="text">
      <style:text-properties fo:font-weight="normal" officeooo:rsid="02b74866" style:font-weight-asian="normal" style:font-weight-complex="normal"/>
    </style:style>
    <style:style style:name="T59" style:family="text">
      <style:text-properties fo:font-weight="normal" officeooo:rsid="02b811ca" style:font-weight-asian="normal" style:font-weight-complex="normal"/>
    </style:style>
    <style:style style:name="T60" style:family="text">
      <style:text-properties fo:font-weight="normal" officeooo:rsid="0100f487" fo:background-color="#dddddd" loext:char-shading-value="0" style:font-weight-asian="normal" style:font-weight-complex="normal"/>
    </style:style>
    <style:style style:name="T61" style:family="text">
      <style:text-properties fo:font-weight="normal" officeooo:rsid="00357d7d" fo:background-color="#dddddd" loext:char-shading-value="0" style:font-weight-asian="normal" style:font-weight-complex="normal"/>
    </style:style>
    <style:style style:name="T62" style:family="text">
      <style:text-properties fo:font-weight="normal" officeooo:rsid="0014eac0" fo:background-color="#dddddd" loext:char-shading-value="0" style:font-weight-asian="normal" style:font-weight-complex="normal"/>
    </style:style>
    <style:style style:name="T63" style:family="text">
      <style:text-properties fo:font-weight="normal" officeooo:rsid="00a176b7" fo:background-color="#dddddd" loext:char-shading-value="0" style:font-weight-asian="normal" style:font-weight-complex="normal"/>
    </style:style>
    <style:style style:name="T64" style:family="text">
      <style:text-properties fo:font-weight="normal" officeooo:rsid="02b8b5b5" fo:background-color="#dddddd" loext:char-shading-value="0" style:font-weight-asian="normal" style:font-weight-complex="normal"/>
    </style:style>
    <style:style style:name="T65" style:family="text">
      <style:text-properties fo:font-weight="normal" officeooo:rsid="026ba5b5" fo:background-color="#dddddd" loext:char-shading-value="0" style:font-weight-asian="normal" style:font-weight-complex="normal"/>
    </style:style>
    <style:style style:name="T66" style:family="text">
      <style:text-properties fo:font-weight="normal" officeooo:rsid="0265ce26" fo:background-color="#dddddd" loext:char-shading-value="0" style:font-weight-asian="normal" style:font-weight-complex="normal"/>
    </style:style>
    <style:style style:name="T67" style:family="text">
      <style:text-properties fo:font-weight="normal" officeooo:rsid="02981894" fo:background-color="#dddddd" loext:char-shading-value="0" style:font-weight-asian="normal" style:font-weight-complex="normal"/>
    </style:style>
    <style:style style:name="T68" style:family="text">
      <style:text-properties fo:font-weight="normal" officeooo:rsid="02848b33" fo:background-color="#dddddd" loext:char-shading-value="0" style:font-weight-asian="normal" style:font-weight-complex="normal"/>
    </style:style>
    <style:style style:name="T69" style:family="text">
      <style:text-properties fo:font-weight="normal" officeooo:rsid="0278e002" fo:background-color="#dddddd" loext:char-shading-value="0" style:font-weight-asian="normal" style:font-weight-complex="normal"/>
    </style:style>
    <style:style style:name="T70" style:family="text">
      <style:text-properties fo:font-weight="normal" officeooo:rsid="0298f551" fo:background-color="#dddddd" loext:char-shading-value="0" style:font-weight-asian="normal" style:font-weight-complex="normal"/>
    </style:style>
    <style:style style:name="T71" style:family="text">
      <style:text-properties fo:font-weight="normal" officeooo:rsid="029c8a49" fo:background-color="#dddddd" loext:char-shading-value="0" style:font-weight-asian="normal" style:font-weight-complex="normal"/>
    </style:style>
    <style:style style:name="T72" style:family="text">
      <style:text-properties fo:font-weight="normal" officeooo:rsid="029eec2c" fo:background-color="#dddddd" loext:char-shading-value="0" style:font-weight-asian="normal" style:font-weight-complex="normal"/>
    </style:style>
    <style:style style:name="T73" style:family="text">
      <style:text-properties fo:font-weight="normal" officeooo:rsid="029ae3bf" fo:background-color="#dddddd" loext:char-shading-value="0" style:font-weight-asian="normal" style:font-weight-complex="normal"/>
    </style:style>
    <style:style style:name="T74" style:family="text">
      <style:text-properties fo:font-weight="normal" officeooo:rsid="0033d7b7" fo:background-color="#dddddd" loext:char-shading-value="0" style:font-weight-asian="normal" style:font-weight-complex="normal"/>
    </style:style>
    <style:style style:name="T75" style:family="text">
      <style:text-properties fo:font-weight="normal" officeooo:rsid="02b74866" fo:background-color="#dddddd" loext:char-shading-value="0" style:font-weight-asian="normal" style:font-weight-complex="normal"/>
    </style:style>
    <style:style style:name="T76" style:family="text">
      <style:text-properties fo:font-weight="normal" officeooo:rsid="02c06899" fo:background-color="#dddddd" loext:char-shading-value="0" style:font-weight-asian="normal" style:font-weight-complex="normal"/>
    </style:style>
    <style:style style:name="T77" style:family="text">
      <style:text-properties fo:font-weight="normal" fo:background-color="transparent" loext:char-shading-value="0" style:font-weight-asian="normal" style:font-weight-complex="normal"/>
    </style:style>
    <style:style style:name="T78" style:family="text">
      <style:text-properties fo:font-weight="normal" officeooo:rsid="02644fe5" fo:background-color="transparent" loext:char-shading-value="0" style:font-weight-asian="normal" style:font-weight-complex="normal"/>
    </style:style>
    <style:style style:name="T79" style:family="text">
      <style:text-properties fo:font-weight="normal" officeooo:rsid="0267a02a" fo:background-color="transparent" loext:char-shading-value="0" style:font-weight-asian="normal" style:font-weight-complex="normal"/>
    </style:style>
    <style:style style:name="T80" style:family="text">
      <style:text-properties fo:font-weight="normal" officeooo:rsid="026916d6" fo:background-color="transparent" loext:char-shading-value="0" style:font-weight-asian="normal" style:font-weight-complex="normal"/>
    </style:style>
    <style:style style:name="T81" style:family="text">
      <style:text-properties fo:font-weight="normal" officeooo:rsid="0269b10c" fo:background-color="transparent" loext:char-shading-value="0" style:font-weight-asian="normal" style:font-weight-complex="normal"/>
    </style:style>
    <style:style style:name="T82" style:family="text">
      <style:text-properties fo:font-weight="normal" officeooo:rsid="02b8b5b5" fo:background-color="transparent" loext:char-shading-value="0" style:font-weight-asian="normal" style:font-weight-complex="normal"/>
    </style:style>
    <style:style style:name="T83" style:family="text">
      <style:text-properties fo:font-weight="normal" officeooo:rsid="026ba5b5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7d3450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d88c8c" fo:background-color="transparent" loext:char-shading-value="0" style:font-weight-asian="normal" style:font-weight-complex="normal"/>
    </style:style>
    <style:style style:name="T86" style:family="text">
      <style:text-properties fo:font-weight="normal" officeooo:rsid="02bab20a" fo:background-color="transparent" loext:char-shading-value="0" style:font-weight-asian="normal" style:font-weight-complex="normal"/>
    </style:style>
    <style:style style:name="T87" style:family="text">
      <style:text-properties fo:font-weight="normal" officeooo:rsid="0282233a" fo:background-color="transparent" loext:char-shading-value="0" style:font-weight-asian="normal" style:font-weight-complex="normal"/>
    </style:style>
    <style:style style:name="T88" style:family="text">
      <style:text-properties fo:font-weight="normal" officeooo:rsid="0298f551" fo:background-color="transparent" loext:char-shading-value="0" style:font-weight-asian="normal" style:font-weight-complex="normal"/>
    </style:style>
    <style:style style:name="T89" style:family="text">
      <style:text-properties fo:font-weight="normal" officeooo:rsid="02981894" fo:background-color="transparent" loext:char-shading-value="0" style:font-weight-asian="normal" style:font-weight-complex="normal"/>
    </style:style>
    <style:style style:name="T90" style:family="text">
      <style:text-properties fo:font-weight="normal" officeooo:rsid="026fcab7" fo:background-color="transparent" loext:char-shading-value="0" style:font-weight-asian="normal" style:font-weight-complex="normal"/>
    </style:style>
    <style:style style:name="T91" style:family="text">
      <style:text-properties fo:font-weight="normal" officeooo:rsid="0271cf8b" fo:background-color="transparent" loext:char-shading-value="0" style:font-weight-asian="normal" style:font-weight-complex="normal"/>
    </style:style>
    <style:style style:name="T92" style:family="text">
      <style:text-properties fo:font-weight="normal" officeooo:rsid="0282b274" fo:background-color="transparent" loext:char-shading-value="0" style:font-weight-asian="normal" style:font-weight-complex="normal"/>
    </style:style>
    <style:style style:name="T93" style:family="text">
      <style:text-properties fo:font-weight="normal" officeooo:rsid="02732676" fo:background-color="transparent" loext:char-shading-value="0" style:font-weight-asian="normal" style:font-weight-complex="normal"/>
    </style:style>
    <style:style style:name="T94" style:family="text">
      <style:text-properties fo:font-weight="normal" officeooo:rsid="02bb2b52" fo:background-color="transparent" loext:char-shading-value="0" style:font-weight-asian="normal" style:font-weight-complex="normal"/>
    </style:style>
    <style:style style:name="T95" style:family="text">
      <style:text-properties fo:font-weight="normal" officeooo:rsid="02848b33" fo:background-color="transparent" loext:char-shading-value="0" style:font-weight-asian="normal" style:font-weight-complex="normal"/>
    </style:style>
    <style:style style:name="T96" style:family="text">
      <style:text-properties fo:font-weight="normal" officeooo:rsid="0100f487" fo:background-color="transparent" loext:char-shading-value="0" style:font-weight-asian="normal" style:font-weight-complex="normal"/>
    </style:style>
    <style:style style:name="T97" style:family="text">
      <style:text-properties fo:font-weight="normal" officeooo:rsid="0277361f" fo:background-color="transparent" loext:char-shading-value="0" style:font-weight-asian="normal" style:font-weight-complex="normal"/>
    </style:style>
    <style:style style:name="T98" style:family="text">
      <style:text-properties fo:font-weight="normal" officeooo:rsid="02738579" fo:background-color="transparent" loext:char-shading-value="0" style:font-weight-asian="normal" style:font-weight-complex="normal"/>
    </style:style>
    <style:style style:name="T99" style:family="text">
      <style:text-properties fo:font-weight="normal" officeooo:rsid="02798e0a" fo:background-color="transparent" loext:char-shading-value="0" style:font-weight-asian="normal" style:font-weight-complex="normal"/>
    </style:style>
    <style:style style:name="T100" style:family="text">
      <style:text-properties fo:font-weight="normal" officeooo:rsid="02746548" fo:background-color="transparent" loext:char-shading-value="0" style:font-weight-asian="normal" style:font-weight-complex="normal"/>
    </style:style>
    <style:style style:name="T101" style:family="text">
      <style:text-properties fo:font-weight="normal" officeooo:rsid="0278e002" fo:background-color="transparent" loext:char-shading-value="0" style:font-weight-asian="normal" style:font-weight-complex="normal"/>
    </style:style>
    <style:style style:name="T102" style:family="text">
      <style:text-properties fo:font-weight="normal" officeooo:rsid="029c8a49" fo:background-color="transparent" loext:char-shading-value="0" style:font-weight-asian="normal" style:font-weight-complex="normal"/>
    </style:style>
    <style:style style:name="T103" style:family="text">
      <style:text-properties fo:font-weight="normal" officeooo:rsid="027af32f" fo:background-color="transparent" loext:char-shading-value="0" style:font-weight-asian="normal" style:font-weight-complex="normal"/>
    </style:style>
    <style:style style:name="T104" style:family="text">
      <style:text-properties fo:font-weight="normal" officeooo:rsid="021c4c1c" fo:background-color="transparent" loext:char-shading-value="0" style:font-weight-asian="normal" style:font-weight-complex="normal"/>
    </style:style>
    <style:style style:name="T105" style:family="text">
      <style:text-properties fo:font-weight="normal" officeooo:rsid="027e31e7" fo:background-color="transparent" loext:char-shading-value="0" style:font-weight-asian="normal" style:font-weight-complex="normal"/>
    </style:style>
    <style:style style:name="T106" style:family="text">
      <style:text-properties fo:font-weight="normal" officeooo:rsid="027cf8f8" fo:background-color="transparent" loext:char-shading-value="0" style:font-weight-asian="normal" style:font-weight-complex="normal"/>
    </style:style>
    <style:style style:name="T107" style:family="text">
      <style:text-properties fo:font-weight="normal" officeooo:rsid="027ff783" fo:background-color="transparent" loext:char-shading-value="0" style:font-weight-asian="normal" style:font-weight-complex="normal"/>
    </style:style>
    <style:style style:name="T108" style:family="text">
      <style:text-properties fo:font-weight="normal" officeooo:rsid="029dc23b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280470c" fo:background-color="transparent" loext:char-shading-value="0" style:font-weight-asian="normal" style:font-weight-complex="normal"/>
    </style:style>
    <style:style style:name="T110" style:family="text">
      <style:text-properties fo:font-weight="normal" officeooo:rsid="0285b5b7" fo:background-color="transparent" loext:char-shading-value="0" style:font-weight-asian="normal" style:font-weight-complex="normal"/>
    </style:style>
    <style:style style:name="T111" style:family="text">
      <style:text-properties fo:font-weight="normal" officeooo:rsid="029ac067" fo:background-color="transparent" loext:char-shading-value="0" style:font-weight-asian="normal" style:font-weight-complex="normal"/>
    </style:style>
    <style:style style:name="T112" style:family="text">
      <style:text-properties fo:font-weight="normal" officeooo:rsid="028a8df8" fo:background-color="transparent" loext:char-shading-value="0" style:font-weight-asian="normal" style:font-weight-complex="normal"/>
    </style:style>
    <style:style style:name="T113" style:family="text">
      <style:text-properties fo:font-weight="normal" officeooo:rsid="028af2ba" fo:background-color="transparent" loext:char-shading-value="0" style:font-weight-asian="normal" style:font-weight-complex="normal"/>
    </style:style>
    <style:style style:name="T114" style:family="text">
      <style:text-properties fo:font-weight="normal" officeooo:rsid="027b5b08" fo:background-color="transparent" loext:char-shading-value="0" style:font-weight-asian="normal" style:font-weight-complex="normal"/>
    </style:style>
    <style:style style:name="T115" style:family="text">
      <style:text-properties fo:font-weight="normal" officeooo:rsid="02a1f404" fo:background-color="transparent" loext:char-shading-value="0" style:font-weight-asian="normal" style:font-weight-complex="normal"/>
    </style:style>
    <style:style style:name="T116" style:family="text">
      <style:text-properties fo:font-weight="normal" officeooo:rsid="02a0d6fc" fo:background-color="transparent" loext:char-shading-value="0" style:font-weight-asian="normal" style:font-weight-complex="normal"/>
    </style:style>
    <style:style style:name="T117" style:family="text">
      <style:text-properties fo:font-weight="normal" officeooo:rsid="02335c97" fo:background-color="transparent" loext:char-shading-value="0" style:font-weight-asian="normal" style:font-weight-complex="normal"/>
    </style:style>
    <style:style style:name="T118" style:family="text">
      <style:text-properties fo:font-weight="normal" officeooo:rsid="028f4776" fo:background-color="transparent" loext:char-shading-value="0" style:font-weight-asian="normal" style:font-weight-complex="normal"/>
    </style:style>
    <style:style style:name="T119" style:family="text">
      <style:text-properties fo:font-weight="normal" officeooo:rsid="00bb70dd" fo:background-color="transparent" loext:char-shading-value="0" style:font-weight-asian="normal" style:font-weight-complex="normal"/>
    </style:style>
    <style:style style:name="T120" style:family="text">
      <style:text-properties fo:font-weight="normal" officeooo:rsid="00704232" fo:background-color="transparent" loext:char-shading-value="0" style:font-weight-asian="normal" style:font-weight-complex="normal"/>
    </style:style>
    <style:style style:name="T121" style:family="text">
      <style:text-properties fo:font-weight="normal" officeooo:rsid="02bee7ce" fo:background-color="transparent" loext:char-shading-value="0" style:font-weight-asian="normal" style:font-weight-complex="normal"/>
    </style:style>
    <style:style style:name="T1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3" style:family="text">
      <style:text-properties fo:font-style="italic" fo:font-weight="bold" officeooo:rsid="0276e9d2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officeooo:rsid="021c4c1c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2a2e2b8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officeooo:rsid="02a6e172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officeooo:rsid="02b811ca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2b74866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28a8df8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286dd03" fo:background-color="#fff200" loext:char-shading-value="0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296b238" fo:background-color="#fff200" loext:char-shading-value="0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26ba5b5" fo:background-color="#fff200" loext:char-shading-value="0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2644fe5" fo:background-color="transparent" loext:char-shading-value="0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21c4c1c" fo:background-color="transparent" loext:char-shading-value="0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271cf8b" fo:background-color="transparent" loext:char-shading-value="0" style:font-style-asian="italic" style:font-weight-asian="bold" style:font-style-complex="italic" style:font-weight-complex="bold"/>
    </style:style>
    <style:style style:name="T137" style:family="text">
      <style:text-properties fo:font-style="italic" fo:font-weight="bold" officeooo:rsid="02738579" fo:background-color="transparent" loext:char-shading-value="0" style:font-style-asian="italic" style:font-weight-asian="bold" style:font-style-complex="italic" style:font-weight-complex="bold"/>
    </style:style>
    <style:style style:name="T138" style:family="text">
      <style:text-properties fo:font-style="italic" fo:font-weight="bold" officeooo:rsid="02746548" fo:background-color="transparent" loext:char-shading-value="0" style:font-style-asian="italic" style:font-weight-asian="bold" style:font-style-complex="italic" style:font-weight-complex="bold"/>
    </style:style>
    <style:style style:name="T139" style:family="text">
      <style:text-properties fo:font-style="italic" fo:font-weight="bold" officeooo:rsid="029c8a49" fo:background-color="transparent" loext:char-shading-value="0" style:font-style-asian="italic" style:font-weight-asian="bold" style:font-style-complex="italic" style:font-weight-complex="bold"/>
    </style:style>
    <style:style style:name="T140" style:family="text">
      <style:text-properties fo:font-style="italic" fo:font-weight="bold" officeooo:rsid="027e31e7" fo:background-color="transparent" loext:char-shading-value="0" style:font-style-asian="italic" style:font-weight-asian="bold" style:font-style-complex="italic" style:font-weight-complex="bold"/>
    </style:style>
    <style:style style:name="T141" style:family="text">
      <style:text-properties fo:font-style="italic" fo:font-weight="bold" officeooo:rsid="029dc23b" fo:background-color="transparent" loext:char-shading-value="0" style:font-style-asian="italic" style:font-weight-asian="bold" style:font-style-complex="italic" style:font-weight-complex="bold"/>
    </style:style>
    <style:style style:name="T142" style:family="text">
      <style:text-properties fo:font-style="italic" fo:font-weight="bold" officeooo:rsid="029be6d2" fo:background-color="transparent" loext:char-shading-value="0" style:font-style-asian="italic" style:font-weight-asian="bold" style:font-style-complex="italic" style:font-weight-complex="bold"/>
    </style:style>
    <style:style style:name="T143" style:family="text">
      <style:text-properties fo:font-style="italic" fo:font-weight="bold" officeooo:rsid="02a6e172" fo:background-color="transparent" loext:char-shading-value="0" style:font-style-asian="italic" style:font-weight-asian="bold" style:font-style-complex="italic" style:font-weight-complex="bold"/>
    </style:style>
    <style:style style:name="T144" style:family="text">
      <style:text-properties fo:font-style="italic" fo:font-weight="bold" officeooo:rsid="02b4142a" fo:background-color="transparent" loext:char-shading-value="0" style:font-style-asian="italic" style:font-weight-asian="bold" style:font-style-complex="italic" style:font-weight-complex="bold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officeooo:rsid="0276e9d2" style:font-style-asian="italic" style:font-style-complex="italic"/>
    </style:style>
    <style:style style:name="T147" style:family="text">
      <style:text-properties fo:font-style="italic" officeooo:rsid="021c4c1c" style:font-style-asian="italic" style:font-style-complex="italic"/>
    </style:style>
    <style:style style:name="T148" style:family="text">
      <style:text-properties fo:font-style="italic" officeooo:rsid="028a8df8" style:font-style-asian="italic" style:font-style-complex="italic"/>
    </style:style>
    <style:style style:name="T149" style:family="text">
      <style:text-properties fo:font-style="italic" officeooo:rsid="02b068c6" style:font-style-asian="italic" style:font-style-complex="italic"/>
    </style:style>
    <style:style style:name="T150" style:family="text">
      <style:text-properties fo:font-style="italic" fo:font-weight="normal" officeooo:rsid="021be2de" style:font-style-asian="italic" style:font-weight-asian="normal" style:font-style-complex="italic" style:font-weight-complex="normal"/>
    </style:style>
    <style:style style:name="T151" style:family="text">
      <style:text-properties fo:font-style="italic" fo:font-weight="normal" officeooo:rsid="021c4c1c" fo:background-color="transparent" loext:char-shading-value="0" style:font-style-asian="italic" style:font-weight-asian="normal" style:font-style-complex="italic" style:font-weight-complex="normal"/>
    </style:style>
    <style:style style:name="T152" style:family="text">
      <style:text-properties fo:font-style="italic" fo:font-weight="normal" officeooo:rsid="0100f487" fo:background-color="transparent" loext:char-shading-value="0" style:font-style-asian="italic" style:font-weight-asian="normal" style:font-style-complex="italic" style:font-weight-complex="normal"/>
    </style:style>
    <style:style style:name="T153" style:family="text">
      <style:text-properties fo:font-style="italic" fo:font-weight="normal" officeooo:rsid="02848b33" fo:background-color="#dddddd" loext:char-shading-value="0" style:font-style-asian="italic" style:font-weight-asian="normal" style:font-style-complex="italic" style:font-weight-complex="normal"/>
    </style:style>
    <style:style style:name="T1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21be2de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28cb20e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28e5732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2a2c8c1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2a2e2b8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2c06899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28cb20e" fo:background-color="transparent" loext:char-shading-value="0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21c4c1c" fo:background-color="transparent" loext:char-shading-value="0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28364e9" fo:background-color="transparent" loext:char-shading-value="0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29be6d2" fo:background-color="transparent" loext:char-shading-value="0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21be2de" fo:background-color="transparent" loext:char-shading-value="0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2a6d5b7" fo:background-color="transparent" loext:char-shading-value="0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2a6e172" fo:background-color="transparent" loext:char-shading-value="0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2b4142a" fo:background-color="transparent" loext:char-shading-value="0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2a8b5c3" fo:background-color="transparent" loext:char-shading-value="0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2af29e1" fo:background-color="transparent" loext:char-shading-value="0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2b068c6" fo:background-color="transparent" loext:char-shading-value="0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fo:background-color="#dddddd" loext:char-shading-value="0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1a1af40" fo:background-color="#dddddd" loext:char-shading-value="0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20eabcb" fo:background-color="#dddddd" loext:char-shading-value="0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28cb20e" fo:background-color="#dddddd" loext:char-shading-value="0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2b1bb4f" fo:background-color="#dddddd" loext:char-shading-value="0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2a2e2b8" fo:background-color="#dddddd" loext:char-shading-value="0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2c06899" fo:background-color="#dddddd" loext:char-shading-value="0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2" style:family="text">
      <style:text-properties fo:font-style="normal" fo:font-weight="bold" officeooo:rsid="021c4c1c" style:font-style-asian="normal" style:font-weight-asian="bold" style:font-style-complex="normal" style:font-weight-complex="bold"/>
    </style:style>
    <style:style style:name="T183" style:family="text">
      <style:text-properties fo:font-style="normal" fo:font-weight="bold" officeooo:rsid="021be2de" style:font-style-asian="normal" style:font-weight-asian="bold" style:font-style-complex="normal" style:font-weight-complex="bold"/>
    </style:style>
    <style:style style:name="T184" style:family="text">
      <style:text-properties fo:font-style="normal" fo:font-weight="bold" officeooo:rsid="028e5732" style:font-style-asian="normal" style:font-weight-asian="bold" style:font-style-complex="normal" style:font-weight-complex="bold"/>
    </style:style>
    <style:style style:name="T185" style:family="text">
      <style:text-properties fo:font-style="normal" fo:font-weight="bold" officeooo:rsid="02a6e172" style:font-style-asian="normal" style:font-weight-asian="bold" style:font-style-complex="normal" style:font-weight-complex="bold"/>
    </style:style>
    <style:style style:name="T186" style:family="text">
      <style:text-properties fo:font-style="normal" fo:font-weight="bold" officeooo:rsid="026ba5b5" fo:background-color="#fff200" loext:char-shading-value="0" style:font-style-asian="normal" style:font-weight-asian="bold" style:font-style-complex="normal" style:font-weight-complex="bold"/>
    </style:style>
    <style:style style:name="T187" style:family="text">
      <style:text-properties fo:font-style="normal" fo:font-weight="bold" officeooo:rsid="0286dd03" fo:background-color="#fff200" loext:char-shading-value="0" style:font-style-asian="normal" style:font-weight-asian="bold" style:font-style-complex="normal" style:font-weight-complex="bold"/>
    </style:style>
    <style:style style:name="T188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89" style:family="text">
      <style:text-properties fo:font-style="normal" fo:font-weight="bold" officeooo:rsid="028364e9" fo:background-color="transparent" loext:char-shading-value="0" style:font-style-asian="normal" style:font-weight-asian="bold" style:font-style-complex="normal" style:font-weight-complex="bold"/>
    </style:style>
    <style:style style:name="T190" style:family="text">
      <style:text-properties fo:font-style="normal" fo:font-weight="bold" officeooo:rsid="02a6d5b7" fo:background-color="transparent" loext:char-shading-value="0" style:font-style-asian="normal" style:font-weight-asian="bold" style:font-style-complex="normal" style:font-weight-complex="bold"/>
    </style:style>
    <style:style style:name="T191" style:family="text">
      <style:text-properties fo:font-style="normal" fo:font-weight="bold" officeooo:rsid="02a6e172" fo:background-color="transparent" loext:char-shading-value="0" style:font-style-asian="normal" style:font-weight-asian="bold" style:font-style-complex="normal" style:font-weight-complex="bold"/>
    </style:style>
    <style:style style:name="T192" style:family="text">
      <style:text-properties fo:font-style="normal" fo:font-weight="bold" officeooo:rsid="02b4142a" fo:background-color="transparent" loext:char-shading-value="0" style:font-style-asian="normal" style:font-weight-asian="bold" style:font-style-complex="normal" style:font-weight-complex="bold"/>
    </style:style>
    <style:style style:name="T193" style:family="text">
      <style:text-properties fo:font-style="normal" fo:font-weight="bold" officeooo:rsid="02a8b5c3" fo:background-color="transparent" loext:char-shading-value="0" style:font-style-asian="normal" style:font-weight-asian="bold" style:font-style-complex="normal" style:font-weight-complex="bold"/>
    </style:style>
    <style:style style:name="T194" style:family="text">
      <style:text-properties fo:font-style="normal" fo:font-weight="bold" officeooo:rsid="028cb20e" fo:background-color="#dddddd" loext:char-shading-value="0" style:font-style-asian="normal" style:font-weight-asian="bold" style:font-style-complex="normal" style:font-weight-complex="bold"/>
    </style:style>
    <style:style style:name="T195" style:family="text">
      <style:text-properties fo:font-style="normal" fo:font-weight="bold" officeooo:rsid="01a1af40" fo:background-color="#dddddd" loext:char-shading-value="0" style:font-style-asian="normal" style:font-weight-asian="bold" style:font-style-complex="normal" style:font-weight-complex="bold"/>
    </style:style>
    <style:style style:name="T196" style:family="text">
      <style:text-properties fo:font-style="normal" style:font-style-asian="normal" style:font-style-complex="normal"/>
    </style:style>
    <style:style style:name="T197" style:family="text">
      <style:text-properties fo:font-style="normal" officeooo:rsid="021c4c1c" style:font-style-asian="normal" style:font-style-complex="normal"/>
    </style:style>
    <style:style style:name="T198" style:family="text">
      <style:text-properties fo:font-style="normal" officeooo:rsid="028364e9" style:font-style-asian="normal" style:font-style-complex="normal"/>
    </style:style>
    <style:style style:name="T199" style:family="text">
      <style:text-properties fo:font-style="normal" officeooo:rsid="02a6e172" style:font-style-asian="normal" style:font-style-complex="normal"/>
    </style:style>
    <style:style style:name="T200" style:family="text">
      <style:text-properties fo:font-style="normal" officeooo:rsid="028cb20e" style:font-style-asian="normal" style:font-style-complex="normal"/>
    </style:style>
    <style:style style:name="T201" style:family="text">
      <style:text-properties fo:font-style="normal" officeooo:rsid="02bab20a" style:font-style-asian="normal" style:font-style-complex="normal"/>
    </style:style>
    <style:style style:name="T202" style:family="text">
      <style:text-properties fo:font-style="normal" officeooo:rsid="0100f487" fo:background-color="#dddddd" loext:char-shading-value="0" style:font-style-asian="normal" style:font-style-complex="normal"/>
    </style:style>
    <style:style style:name="T203" style:family="text">
      <style:text-properties officeooo:rsid="00704232"/>
    </style:style>
    <style:style style:name="T204" style:family="text">
      <style:text-properties officeooo:rsid="00fb0d24" fo:background-color="#fff200" loext:char-shading-value="0"/>
    </style:style>
    <style:style style:name="T205" style:family="text">
      <style:text-properties officeooo:rsid="007f05cd" fo:background-color="#fff200" loext:char-shading-value="0"/>
    </style:style>
    <style:style style:name="T206" style:family="text">
      <style:text-properties fo:language="en" fo:country="US" fo:font-weight="normal" officeooo:rsid="0267a02a" fo:background-color="transparent" loext:char-shading-value="0" style:font-weight-asian="normal" style:font-weight-complex="normal"/>
    </style:style>
    <style:style style:name="T207" style:family="text">
      <style:text-properties fo:language="en" fo:country="US" fo:font-weight="normal" officeooo:rsid="00d88c8c" fo:background-color="transparent" loext:char-shading-value="0" style:font-weight-asian="normal" style:font-weight-complex="normal"/>
    </style:style>
    <style:style style:name="T208" style:family="text">
      <style:text-properties fo:language="en" fo:country="US" fo:font-weight="normal" officeooo:rsid="021c4c1c" fo:background-color="transparent" loext:char-shading-value="0" style:font-weight-asian="normal" style:font-weight-complex="normal"/>
    </style:style>
    <style:style style:name="T209" style:family="text">
      <style:text-properties fo:language="en" fo:country="US" fo:font-weight="normal" officeooo:rsid="028a8df8" fo:background-color="transparent" loext:char-shading-value="0" style:font-weight-asian="normal" style:font-weight-complex="normal"/>
    </style:style>
    <style:style style:name="T210" style:family="text">
      <style:text-properties fo:language="en" fo:country="US" fo:font-weight="normal" officeooo:rsid="02c5da8e" fo:background-color="transparent" loext:char-shading-value="0" style:font-weight-asian="normal" style:font-weight-complex="normal"/>
    </style:style>
    <style:style style:name="T211" style:family="text">
      <style:text-properties fo:language="en" fo:country="US" fo:font-weight="normal" officeooo:rsid="0287be5a" fo:background-color="transparent" loext:char-shading-value="0" style:font-weight-asian="normal" style:font-weight-complex="normal"/>
    </style:style>
    <style:style style:name="T212" style:family="text">
      <style:text-properties fo:language="en" fo:country="US" fo:font-weight="normal" officeooo:rsid="029eec2c" fo:background-color="transparent" loext:char-shading-value="0" style:font-weight-asian="normal" style:font-weight-complex="normal"/>
    </style:style>
    <style:style style:name="T213" style:family="text">
      <style:text-properties fo:language="en" fo:country="US" fo:font-weight="normal" officeooo:rsid="028af2ba" fo:background-color="transparent" loext:char-shading-value="0" style:font-weight-asian="normal" style:font-weight-complex="normal"/>
    </style:style>
    <style:style style:name="T214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215" style:family="text">
      <style:text-properties fo:language="en" fo:country="US" fo:font-weight="normal" officeooo:rsid="0033d7b7" fo:background-color="#dddddd" loext:char-shading-value="0" style:font-weight-asian="normal" style:font-weight-complex="normal"/>
    </style:style>
    <style:style style:name="T216" style:family="text">
      <style:text-properties fo:language="en" fo:country="US" fo:font-weight="normal" officeooo:rsid="02bbefe4" fo:background-color="#dddddd" loext:char-shading-value="0" style:font-weight-asian="normal" style:font-weight-complex="normal"/>
    </style:style>
    <style:style style:name="T217" style:family="text">
      <style:text-properties fo:language="en" fo:country="US" fo:font-weight="normal" officeooo:rsid="02bd4dc8" fo:background-color="#dddddd" loext:char-shading-value="0" style:font-weight-asian="normal" style:font-weight-complex="normal"/>
    </style:style>
    <style:style style:name="T218" style:family="text">
      <style:text-properties fo:language="en" fo:country="US" fo:font-weight="normal" officeooo:rsid="02c3d2ba" fo:background-color="#dddddd" loext:char-shading-value="0" style:font-weight-asian="normal" style:font-weight-complex="normal"/>
    </style:style>
    <style:style style:name="T219" style:family="text">
      <style:text-properties fo:language="en" fo:country="US" fo:font-style="italic" fo:font-weight="bold" officeooo:rsid="0100f487" fo:background-color="#dddddd" loext:char-shading-value="0" style:font-style-asian="italic" style:font-weight-asian="bold" style:font-style-complex="italic" style:font-weight-complex="bold"/>
    </style:style>
    <style:style style:name="T220" style:family="text">
      <style:text-properties fo:language="en" fo:country="US" fo:font-style="italic" fo:font-weight="bold" officeooo:rsid="021c4c1c" fo:background-color="transparent" loext:char-shading-value="0" style:font-style-asian="italic" style:font-weight-asian="bold" style:font-style-complex="italic" style:font-weight-complex="bold"/>
    </style:style>
    <style:style style:name="T221" style:family="text">
      <style:text-properties fo:language="en" fo:country="US" fo:font-style="italic" fo:font-weight="normal" officeooo:rsid="028cb20e" fo:background-color="#dddddd" loext:char-shading-value="0" style:font-style-asian="italic" style:font-weight-asian="normal" style:font-style-complex="italic" style:font-weight-complex="normal"/>
    </style:style>
    <style:style style:name="T222" style:family="text">
      <style:text-properties fo:language="en" fo:country="US" fo:font-style="normal" fo:font-weight="normal" officeooo:rsid="028cb20e" fo:background-color="#dddddd" loext:char-shading-value="0" style:font-style-asian="normal" style:font-weight-asian="normal" style:font-style-complex="normal" style:font-weight-complex="normal"/>
    </style:style>
    <style:style style:name="T223" style:family="text">
      <style:text-properties fo:language="en" fo:country="US" fo:font-style="normal" fo:font-weight="normal" officeooo:rsid="02bd4dc8" fo:background-color="#dddddd" loext:char-shading-value="0" style:font-style-asian="normal" style:font-weight-asian="normal" style:font-style-complex="normal" style:font-weight-complex="normal"/>
    </style:style>
    <style:style style:name="T224" style:family="text">
      <style:text-properties fo:language="en" fo:country="US" fo:font-style="normal" fo:font-weight="bold" officeooo:rsid="026ba5b5" fo:background-color="#fff200" loext:char-shading-value="0" style:font-style-asian="normal" style:font-weight-asian="bold" style:font-style-complex="normal" style:font-weight-complex="bold"/>
    </style:style>
    <style:style style:name="T225" style:family="text">
      <style:text-properties fo:language="en" fo:country="US" fo:font-style="normal" fo:font-weight="bold" officeooo:rsid="02c5da8e" fo:background-color="#fff200" loext:char-shading-value="0" style:font-style-asian="normal" style:font-weight-asian="bold" style:font-style-complex="normal" style:font-weight-complex="bold"/>
    </style:style>
    <style:style style:name="T226" style:family="text">
      <style:text-properties fo:language="en" fo:country="US" fo:font-weight="bold" officeooo:rsid="00d88c8c" fo:background-color="#fff200" loext:char-shading-value="0" style:font-weight-asian="bold" style:font-weight-complex="bold"/>
    </style:style>
    <style:style style:name="T227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228" style:family="text">
      <style:text-properties fo:language="en" fo:country="US" fo:font-weight="bold" officeooo:rsid="02c5da8e" fo:background-color="transparent" loext:char-shading-value="0" style:font-weight-asian="bold" style:font-weight-complex="bold"/>
    </style:style>
    <style:style style:name="T229" style:family="text">
      <style:text-properties fo:language="en" fo:country="US" fo:font-weight="bold" officeooo:rsid="028a8df8" fo:background-color="transparent" loext:char-shading-value="0" style:font-weight-asian="bold" style:font-weight-complex="bold"/>
    </style:style>
    <style:style style:name="T230" style:family="text">
      <style:text-properties fo:language="en" fo:country="US" fo:font-weight="bold" officeooo:rsid="028af2ba" fo:background-color="transparent" loext:char-shading-value="0" style:font-weight-asian="bold" style:font-weight-complex="bold"/>
    </style:style>
    <style:style style:name="T231" style:family="text">
      <style:text-properties fo:language="en" fo:country="US" fo:font-weight="bold" officeooo:rsid="021c4c1c" fo:background-color="transparent" loext:char-shading-value="0" style:font-weight-asian="bold" style:font-weight-complex="bold"/>
    </style:style>
    <style:style style:name="T232" style:family="text">
      <style:text-properties fo:color="#999999" loext:opacity="100%" fo:font-weight="bold" officeooo:rsid="001e4eb8" style:font-weight-asian="bold" style:font-weight-complex="bold"/>
    </style:style>
    <style:style style:name="T233" style:family="text">
      <style:text-properties fo:color="#999999" loext:opacity="100%" fo:font-weight="bold" officeooo:rsid="00373dfb" style:font-weight-asian="bold" style:font-weight-complex="bold"/>
    </style:style>
    <style:style style:name="T234" style:family="text">
      <style:text-properties fo:color="#999999" loext:opacity="100%" fo:font-weight="bold" officeooo:rsid="01ebd016" style:font-weight-asian="bold" style:font-weight-complex="bold"/>
    </style:style>
    <style:style style:name="T235" style:family="text">
      <style:text-properties fo:color="#999999" loext:opacity="100%" fo:font-weight="bold" officeooo:rsid="014f0a12" style:font-weight-asian="bold" style:font-weight-complex="bold"/>
    </style:style>
    <style:style style:name="T236" style:family="text">
      <style:text-properties fo:color="#999999" loext:opacity="100%" fo:font-weight="bold" officeooo:rsid="01143e5a" style:font-weight-asian="bold" style:font-weight-complex="bold"/>
    </style:style>
    <style:style style:name="T237" style:family="text">
      <style:text-properties fo:color="#999999" loext:opacity="100%" fo:font-weight="bold" officeooo:rsid="01087ab0" style:font-weight-asian="bold" style:font-weight-complex="bold"/>
    </style:style>
    <style:style style:name="T238" style:family="text">
      <style:text-properties fo:color="#999999" loext:opacity="100%" fo:font-weight="bold" officeooo:rsid="001e4eb8" fo:background-color="#ffffff" loext:char-shading-value="0" style:font-weight-asian="bold" style:font-weight-complex="bold"/>
    </style:style>
    <style:style style:name="T239" style:family="text">
      <style:text-properties fo:color="#999999" loext:opacity="100%" fo:font-weight="bold" officeooo:rsid="00373dfb" fo:background-color="#ffffff" loext:char-shading-value="0" style:font-weight-asian="bold" style:font-weight-complex="bold"/>
    </style:style>
    <style:style style:name="T240" style:family="text">
      <style:text-properties fo:color="#999999" loext:opacity="100%" fo:font-weight="bold" officeooo:rsid="02197992" fo:background-color="#ffffff" loext:char-shading-value="0" style:font-weight-asian="bold" style:font-weight-complex="bold"/>
    </style:style>
    <style:style style:name="T241" style:family="text">
      <style:text-properties fo:color="#999999" loext:opacity="100%" fo:font-weight="bold" officeooo:rsid="014f0a12" fo:background-color="#ffffff" loext:char-shading-value="0" style:font-weight-asian="bold" style:font-weight-complex="bold"/>
    </style:style>
    <style:style style:name="T242" style:family="text">
      <style:text-properties officeooo:rsid="0033d7b7"/>
    </style:style>
    <style:style style:name="T243" style:family="text">
      <style:text-properties officeooo:rsid="021c4c1c"/>
    </style:style>
    <style:style style:name="T244" style:family="text">
      <style:text-properties officeooo:rsid="02630e0c"/>
    </style:style>
    <style:style style:name="T245" style:family="text">
      <style:text-properties officeooo:rsid="0276e9d2"/>
    </style:style>
    <style:style style:name="T246" style:family="text">
      <style:text-properties officeooo:rsid="0282233a"/>
    </style:style>
    <style:style style:name="T247" style:family="text">
      <style:text-properties fo:color="#eeeeee" loext:opacity="100%" fo:font-weight="normal" officeooo:rsid="026fcab7" fo:background-color="transparent" loext:char-shading-value="0" style:font-weight-asian="normal" style:font-weight-complex="normal"/>
    </style:style>
    <style:style style:name="T248" style:family="text">
      <style:text-properties officeooo:rsid="0285b5b7"/>
    </style:style>
    <style:style style:name="T249" style:family="text">
      <style:text-properties officeooo:rsid="028a8df8"/>
    </style:style>
    <style:style style:name="T250" style:family="text">
      <style:text-properties officeooo:rsid="028af2ba"/>
    </style:style>
    <style:style style:name="T251" style:family="text">
      <style:text-properties officeooo:rsid="028f4776"/>
    </style:style>
    <style:style style:name="T252" style:family="text">
      <style:text-properties officeooo:rsid="0290c4d3"/>
    </style:style>
    <style:style style:name="T253" style:family="text">
      <style:text-properties officeooo:rsid="029ae3bf" fo:background-color="#dddddd" loext:char-shading-value="0"/>
    </style:style>
    <style:style style:name="T254" style:family="text">
      <style:text-properties officeooo:rsid="0100f487" fo:background-color="#dddddd" loext:char-shading-value="0"/>
    </style:style>
    <style:style style:name="T255" style:family="text">
      <style:text-properties officeooo:rsid="0298f551"/>
    </style:style>
    <style:style style:name="T256" style:family="text">
      <style:text-properties officeooo:rsid="029aa951"/>
    </style:style>
    <style:style style:name="T257" style:family="text">
      <style:text-properties officeooo:rsid="029ae3bf"/>
    </style:style>
    <style:style style:name="T258" style:family="text">
      <style:text-properties officeooo:rsid="029be6d2"/>
    </style:style>
    <style:style style:name="T259" style:family="text">
      <style:text-properties officeooo:rsid="029eec2c"/>
    </style:style>
    <style:style style:name="T260" style:family="text">
      <style:text-properties officeooo:rsid="02a2e2b8"/>
    </style:style>
    <style:style style:name="T261" style:family="text">
      <style:text-properties officeooo:rsid="02b068c6"/>
    </style:style>
    <style:style style:name="T262" style:family="text">
      <style:text-properties officeooo:rsid="001e4eb8" fo:background-color="transparent" loext:char-shading-value="0"/>
    </style:style>
    <style:style style:name="T263" style:family="text">
      <style:text-properties officeooo:rsid="0290c4d3" fo:background-color="transparent" loext:char-shading-value="0"/>
    </style:style>
    <style:style style:name="T264" style:family="text">
      <style:text-properties officeooo:rsid="02b1bb4f"/>
    </style:style>
    <style:style style:name="T265" style:family="text">
      <style:text-properties officeooo:rsid="02507d65"/>
    </style:style>
    <style:style style:name="T266" style:family="text">
      <style:text-properties officeooo:rsid="02b8b5b5"/>
    </style:style>
    <style:style style:name="T267" style:family="text">
      <style:text-properties officeooo:rsid="0100f487"/>
    </style:style>
    <style:style style:name="T268" style:family="text">
      <style:text-properties officeooo:rsid="02bab20a"/>
    </style:style>
    <style:style style:name="T269" style:family="text">
      <style:text-properties officeooo:rsid="02bb35cf"/>
    </style:style>
    <style:style style:name="T270" style:family="text">
      <style:text-properties officeooo:rsid="00136227"/>
    </style:style>
    <style:style style:name="T271" style:family="text">
      <style:text-properties officeooo:rsid="0032ee51"/>
    </style:style>
    <style:style style:name="T272" style:family="text">
      <style:text-properties officeooo:rsid="00bb70dd"/>
    </style:style>
    <style:style style:name="T273" style:family="text">
      <style:text-properties officeooo:rsid="02c06899"/>
    </style:style>
    <style:style style:name="T274" style:family="text">
      <style:text-properties fo:color="#cccccc" loext:opacity="100%" fo:language="en" fo:country="US" fo:font-weight="normal" officeooo:rsid="00d88c8c" fo:background-color="transparent" loext:char-shading-value="0" style:font-weight-asian="normal" style:font-weight-complex="normal"/>
    </style:style>
    <style:style style:name="T275" style:family="text">
      <style:text-properties officeooo:rsid="02c5da8e"/>
    </style:style>
    <style:style style:name="T276" style:family="text">
      <style:text-properties style:text-underline-style="solid" style:text-underline-width="auto" style:text-underline-color="font-color" fo:font-weight="bold" officeooo:rsid="0286dd03" fo:background-color="#fff200" loext:char-shading-value="0" style:font-weight-asian="bold" style:font-weight-complex="bold"/>
    </style:style>
    <style:style style:name="T277" style:family="text">
      <style:text-properties officeooo:rsid="02c6d0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2">### <text:span text:style-name="T1">Intro</text:span> ###</text:p>
      <text:p text:style-name="P135"/>
      <text:p text:style-name="P82"><text:span text:style-name="T270">Here are some </text:span><text:span text:style-name="T5">Java </text:span><text:span text:style-name="T6">IDE</text:span><text:span text:style-name="T22"> </text:span><text:span text:style-name="T23">improvements</text:span><text:span text:style-name="T56">,</text:span></text:p>
      <text:p text:style-name="P82"><text:span text:style-name="T60">including</text:span><text:span text:style-name="T23"> Git, </text:span><text:span text:style-name="T24">Web</text:span><text:span text:style-name="T23"> and general improvements, </text:span><text:span text:style-name="T271">of </text:span><text:span text:style-name="T57">Eclipse </text:span><text:span text:style-name="T7">202</text:span><text:span text:style-name="T6">0</text:span><text:span text:style-name="T7">-</text:span><text:span text:style-name="T8">12</text:span><text:span text:style-name="T57">,</text:span></text:p>
      <text:p text:style-name="P83"><text:span text:style-name="T61">improvements </text:span><text:span text:style-name="T60">that have been added </text:span><text:span text:style-name="T28">since the last release in </text:span><text:span text:style-name="T29">September</text:span><text:span text:style-name="T28"> </text:span><text:span text:style-name="T60">three months </text:span><text:span text:style-name="T62">ago</text:span><text:span text:style-name="T63">.</text:span></text:p>
      <text:p text:style-name="P5"/>
      <text:p text:style-name="P2"/>
      <text:p text:style-name="P84"><text:span text:style-name="T232">### </text:span><text:span text:style-name="T233">J</text:span><text:span text:style-name="T234">ava</text:span><text:span text:style-name="T235"> </text:span><text:span text:style-name="T232">###</text:span></text:p>
      <text:p text:style-name="P132"/>
      <text:p text:style-name="P23"><text:span text:style-name="T243">T</text:span>he <text:span text:style-name="T145">Eclipse IDE for </text:span><text:span text:style-name="T122">Java</text:span><text:span text:style-name="T145"> Developers</text:span></text:p>
      <text:p text:style-name="P23">and the <text:span text:style-name="T145">Eclipse IDE for </text:span><text:span text:style-name="T122">Enterprise Java</text:span><text:span text:style-name="T145"> Developers</text:span></text:p>
      <text:p text:style-name="P25">are <text:span text:style-name="T2">sh</text:span><text:span text:style-name="T3">ipped with</text:span><text:span text:style-name="T266"> an </text:span><text:span text:style-name="T244">embedde</text:span><text:span text:style-name="T266">d </text:span><text:span text:style-name="T3">Java 15</text:span><text:span text:style-name="T244">;</text:span></text:p>
      <text:p text:style-name="P7">no need to have Java installed on your system</text:p>
      <text:p text:style-name="P85"><text:span text:style-name="T64">for </text:span><text:span text:style-name="T30">running</text:span><text:span text:style-name="T28"> Eclipse</text:span><text:span text:style-name="T60"> and </text:span><text:span text:style-name="T64">for</text:span><text:span text:style-name="T60"> </text:span><text:span text:style-name="T28">cod</text:span><text:span text:style-name="T30">ing</text:span><text:span text:style-name="T28"> </text:span><text:span text:style-name="T60">in Java </text:span><text:span text:style-name="T65">15 or lower </text:span><text:span text:style-name="T66">anymore</text:span><text:span text:style-name="T60">!</text:span></text:p>
      <text:p text:style-name="P86"><text:span text:style-name="T78">In the </text:span><text:span text:style-name="T134">Eclipse Installer</text:span><text:span text:style-name="T78"> you can choose </text:span><text:span text:style-name="T35">an</text:span><text:span text:style-name="T34"> IDE package</text:span><text:span text:style-name="T78">,</text:span></text:p>
      <text:p text:style-name="P24">whether you want to run Eclipse with a <text:span text:style-name="T12">separately installed Java</text:span></text:p>
      <text:p text:style-name="P24"><text:span text:style-name="T12">or</text:span> with a <text:span text:style-name="T12">Java as part of Eclipse</text:span>.</text:p>
      <text:p text:style-name="P24"/>
      <text:p text:style-name="P87"><text:span text:style-name="T79">All Eclipse 2020-12 IDE packages are now also availab</text:span><text:span text:style-name="T80">l</text:span><text:span text:style-name="T79">e</text:span></text:p>
      <text:p text:style-name="P141"><text:span text:style-name="T206">for the </text:span><text:span text:style-name="T226">Linux AArch64</text:span><text:span text:style-name="T207"> </text:span><text:span text:style-name="T274">[</text:span><text:a xlink:type="simple" xlink:href="https://www.pronouncekiwi.com/AArch64" text:style-name="Emphasis" text:visited-style-name="Emphasis"><text:span text:style-name="T274">https://www.pronouncekiwi.com/AArch64</text:span></text:a><text:span text:style-name="T274">]</text:span></text:p>
      <text:p text:style-name="P88"><text:span text:style-name="T60">also known as </text:span><text:span text:style-name="T6">ARM64</text:span><text:span text:style-name="T60"> platform,</text:span><text:span text:style-name="T81"> which means</text:span></text:p>
      <text:p text:style-name="P88"><text:span text:style-name="T121">that </text:span><text:span text:style-name="T82">you can run</text:span><text:span text:style-name="T81"> Eclipse on your </text:span><text:span text:style-name="T6">Raspberry Pi</text:span><text:span text:style-name="T81"> </text:span><text:span text:style-name="T82">now much faster </text:span><text:span text:style-name="T36">natively</text:span><text:span text:style-name="T81">.</text:span></text:p>
      <text:p text:style-name="P26"/>
      <text:p text:style-name="P8">All those who have got a Mac with <text:span text:style-name="T12">Apple Silicon</text:span>, the brand new M1 processor,</text:p>
      <text:p text:style-name="P8">sorry, you <text:span text:style-name="T12">need to wait</text:span>; ARM is currently natively supported on Linux only.</text:p>
      <text:p text:style-name="P89"><text:span text:style-name="T83">But </text:span><text:span text:style-name="T79">Mac users watch out, independent of the processor </text:span><text:span text:style-name="T83">you have,</text:span></text:p>
      <text:p text:style-name="P89"><text:span text:style-name="T79">Eclipse 2020-12 </text:span><text:span text:style-name="T83">contains a couple of </text:span><text:span text:style-name="T6">fixes for Big Sur</text:span><text:span text:style-name="T79">, macOS </text:span><text:span text:style-name="T80">[/ˌmækoʊˈɛs/] </text:span><text:span text:style-name="T79">11.</text:span></text:p>
      <text:p text:style-name="P27"/>
      <text:p text:style-name="P15"><text:span text:style-name="T12">Java 15</text:span> is not only shipped as part of Eclipse,</text:p>
      <text:p text:style-name="P89"><text:span text:style-name="T3">Java 15 support</text:span><text:span text:style-name="T84"> i</text:span><text:span text:style-name="T85">s </text:span><text:span text:style-name="T86">also</text:span><text:span text:style-name="T85"> </text:span><text:span text:style-name="T9">built-in</text:span><text:span text:style-name="T84"> </text:span><text:span text:style-name="T37">now</text:span><text:span text:style-name="T84">.</text:span></text:p>
      <text:p text:style-name="P57"/>
      <text:p text:style-name="P90"><text:span text:style-name="T131">T</text:span><text:span text:style-name="T132">ext blocks</text:span><text:span text:style-name="T87">, </text:span><text:span text:style-name="T67">a</text:span><text:span text:style-name="T60">fter having been a preview feature in Java 13 and 14,</text:span></text:p>
      <text:p text:style-name="P90"><text:span text:style-name="T87">became </text:span><text:span text:style-name="T38">final</text:span><text:span text:style-name="T87"> in Java 15</text:span><text:span text:style-name="T83">, </text:span><text:span text:style-name="T60">ready to be used in production.</text:span></text:p>
      <text:p text:style-name="P91"><text:span text:style-name="T87">For </text:span><text:span text:style-name="T38">less typing or</text:span><text:span text:style-name="T87"> to turn </text:span><text:span text:style-name="T86">a</text:span><text:span text:style-name="T87"> </text:span><text:span text:style-name="T38">selection</text:span><text:span text:style-name="T87"> into a </text:span><text:span text:style-name="T88">multi-line string</text:span><text:span text:style-name="T87">,</text:span></text:p>
      <text:p text:style-name="P92"><text:span text:style-name="T87">you can use the </text:span><text:span text:style-name="T132">Add Text Block</text:span><text:span text:style-name="T87"> command (</text:span><text:span text:style-name="T6">Ctrl+Shift+’</text:span><text:span text:style-name="T85"> </text:span><text:span text:style-name="T89">[apostrophe]</text:span><text:span text:style-name="T87">)</text:span><text:span text:style-name="T88">.</text:span></text:p>
      <text:p text:style-name="P93"><text:span text:style-name="T90">A </text:span><text:span text:style-name="T39">single backslash</text:span><text:span text:style-name="T90"> at the end of </text:span><text:span text:style-name="T87">a</text:span><text:span text:style-name="T90"> line </text:span><text:span text:style-name="T38">masks</text:span><text:span text:style-name="T90"> the </text:span><text:span text:style-name="T39">line break</text:span></text:p>
      <text:p text:style-name="P94"><text:span text:style-name="T90">a</text:span><text:span text:style-name="T87">nd </text:span><text:span text:style-name="T268">a</text:span><text:span text:style-name="T246"> </text:span><text:span text:style-name="T247">\s</text:span><text:span text:style-name="T90"> [</text:span><text:span text:style-name="T40">ba</text:span><text:span text:style-name="T39">ckslash s</text:span><text:span text:style-name="T90">] </text:span><text:span text:style-name="T87">is a space</text:span></text:p>
      <text:p text:style-name="P56">that can be used to make trailing spaces visible</text:p>
      <text:p text:style-name="P94"><text:span text:style-name="T87">so that they </text:span><text:span text:style-name="T88">will</text:span><text:span text:style-name="T87"> not accidentally </text:span><text:span text:style-name="T88">be </text:span><text:span text:style-name="T87">deleted</text:span><text:span text:style-name="T90">.</text:span></text:p>
      <text:p text:style-name="P30"/>
      <text:p text:style-name="P95"><text:span text:style-name="T91">The </text:span><text:span text:style-name="T9">preview features</text:span><text:span text:style-name="T91"> </text:span><text:span text:style-name="T135">Pattern Matching for “instanceof”</text:span></text:p>
      <text:p text:style-name="P95"><text:span text:style-name="T91">and </text:span><text:span text:style-name="T136">Records</text:span><text:span text:style-name="T91"> </text:span><text:span text:style-name="T92">were </text:span><text:span text:style-name="T41">already</text:span><text:span text:style-name="T91"> preview features </text:span><text:span text:style-name="T42">in Java </text:span><text:span text:style-name="T41">14</text:span><text:span text:style-name="T92">.</text:span></text:p>
      <text:p text:style-name="P96"><text:span text:style-name="T151">Pattern Matching for “instanceof”</text:span><text:span text:style-name="T163"> </text:span><text:span text:style-name="T164">is</text:span><text:span text:style-name="T163"> </text:span><text:span text:style-name="T189">still the same </text:span><text:span text:style-name="T174">as in Java 14</text:span></text:p>
      <text:p text:style-name="P40"><text:span text:style-name="T198">[…] </text:span><text:span text:style-name="T197">and </text:span><text:span text:style-name="T147">records</text:span><text:span text:style-name="T197"> are </text:span><text:span text:style-name="T201">at least</text:span><text:span text:style-name="T197"> </text:span><text:span text:style-name="T182">syntactically the same</text:span><text:span text:style-name="T197"> </text:span><text:span text:style-name="T202">as in Java 14</text:span><text:span text:style-name="T197">.</text:span></text:p>
      <text:p text:style-name="P39"/>
      <text:p text:style-name="P72">Please note,</text:p>
      <text:p text:style-name="P81"><text:span text:style-name="T86">p</text:span><text:span text:style-name="T93">review </text:span><text:span text:style-name="T86">features</text:span><text:span text:style-name="T93"> </text:span><text:span text:style-name="T43">have to be </text:span><text:span text:style-name="T93">explicitly</text:span><text:span text:style-name="T43"> enabled</text:span><text:span text:style-name="T93"> before </text:span><text:span text:style-name="T86">they</text:span><text:span text:style-name="T93"> can </text:span><text:span text:style-name="T86">be </text:span><text:span text:style-name="T93">use</text:span><text:span text:style-name="T86">d</text:span><text:span text:style-name="T93">,</text:span></text:p>
      <text:p text:style-name="P97"><text:span text:style-name="T77">for example, by using </text:span><text:span text:style-name="T94">the</text:span><text:span text:style-name="T77"> </text:span><text:span text:style-name="T33">quick fix</text:span><text:span text:style-name="T77"> (</text:span><text:span text:style-name="T9">Ctrl+1</text:span><text:span text:style-name="T77">) </text:span><text:span text:style-name="T174">that Eclipse provides for that.</text:span></text:p>
      <text:p text:style-name="P39"/>
      <text:p text:style-name="P98"><text:span text:style-name="T132">Sealed Classes</text:span><text:span text:style-name="T93"> are the </text:span><text:span text:style-name="T95">only </text:span><text:span text:style-name="T43">new</text:span><text:span text:style-name="T93"> of the </text:span><text:span text:style-name="T95">3</text:span><text:span text:style-name="T93"> </text:span><text:span text:style-name="T43">preview </text:span><text:span text:style-name="T40">features</text:span><text:span text:style-name="T93"> of Java 15.</text:span></text:p>
      <text:p text:style-name="P98"><text:span text:style-name="T152">Sealed classes</text:span><text:span text:style-name="T96"> </text:span><text:span text:style-name="T95">can be used for</text:span><text:span text:style-name="T96"> API classes that are </text:span><text:span text:style-name="T44">extended</text:span></text:p>
      <text:p text:style-name="P98"><text:span text:style-name="T96">by </text:span><text:span text:style-name="T97">other</text:span><text:span text:style-name="T96"> classes </text:span><text:span text:style-name="T97">of the </text:span><text:span text:style-name="T45">same module</text:span><text:span text:style-name="T96">,</text:span></text:p>
      <text:p text:style-name="P99"><text:span text:style-name="T60">or </text:span><text:span text:style-name="T68">when</text:span><text:span text:style-name="T60"> not </text:span><text:span text:style-name="T68">using the </text:span><text:span text:style-name="T153">Java Platform Module System</text:span><text:span text:style-name="T60">, </text:span><text:span text:style-name="T69">of</text:span><text:span text:style-name="T60"> the </text:span><text:span text:style-name="T28">same package</text:span><text:span text:style-name="T60">,</text:span></text:p>
      <text:p text:style-name="P37">to <text:span text:style-name="T12">forbid the client</text:span> to <text:span text:style-name="T12">extend</text:span> them.</text:p>
      <text:p text:style-name="P38"/>
      <text:p text:style-name="P99"><text:span text:style-name="T245">A </text:span><text:span text:style-name="T146">sealed class</text:span><text:span text:style-name="T245"> has the </text:span><text:span text:style-name="T15">modifier </text:span><text:span text:style-name="T123">sealed</text:span><text:span text:style-name="T245"> and must </text:span><text:span text:style-name="T15">list</text:span><text:span text:style-name="T245"> its </text:span><text:span text:style-name="T12">permitted subclass</text:span><text:span text:style-name="T15">es</text:span><text:span text:style-name="T245">.</text:span></text:p>
      <text:p text:style-name="P100"><text:span text:style-name="T46">Each</text:span><text:span text:style-name="T98"> of the permitted </text:span><text:span text:style-name="T46">subclasses</text:span><text:span text:style-name="T98"> must be either </text:span><text:span text:style-name="T137">final</text:span><text:span text:style-name="T98">, </text:span><text:span text:style-name="T137">sealed</text:span><text:span text:style-name="T98">, </text:span><text:span text:style-name="T97">or</text:span><text:span text:style-name="T98"> </text:span><text:span text:style-name="T137">non-sealed</text:span><text:span text:style-name="T98">.</text:span></text:p>
      <text:p text:style-name="P35"/>
      <text:p text:style-name="P101"><text:span text:style-name="T99">The Java editor guides you </text:span><text:span text:style-name="T100">by showing </text:span><text:span text:style-name="T47">errors</text:span></text:p>
      <text:p text:style-name="P101"><text:span text:style-name="T100">and </text:span><text:span text:style-name="T101">by </text:span><text:span text:style-name="T100">providing </text:span><text:span text:style-name="T138">quick fixes</text:span><text:span text:style-name="T100"> (</text:span><text:span text:style-name="T186">Ctrl+1</text:span><text:span text:style-name="T100">) for them.</text:span></text:p>
      <text:p text:style-name="P11"><text:span text:style-name="T255">F</text:span>or example, when a permitted subclass has <text:span text:style-name="T12">non</text:span><text:span text:style-name="T27">e</text:span> of the three <text:span text:style-name="T12">modifiers</text:span>,</text:p>
      <text:p text:style-name="P91"><text:span text:style-name="T70">you can use </text:span><text:span text:style-name="T31">Ctrl+1 </text:span><text:span text:style-name="T28">to </text:span><text:span text:style-name="T31">add</text:span><text:span text:style-name="T28"> one</text:span><text:span text:style-name="T60">.</text:span></text:p>
      <text:p text:style-name="P102"><text:span text:style-name="T102">And in a </text:span><text:span text:style-name="T48">Java search,</text:span></text:p>
      <text:p text:style-name="P102"><text:span text:style-name="T102">you can search for </text:span><text:span text:style-name="T139">Permitted type declarations</text:span><text:span text:style-name="T102"> locations only.</text:span><text:span text:style-name="T71"> </text:span></text:p>
      <text:p text:style-name="P36"/>
      <text:p text:style-name="P10">That's it for Java 15 <text:span text:style-name="T269">and its support</text:span>,</text:p>
      <text:p text:style-name="P10">let's <text:span text:style-name="T12">have a look</text:span> at the <text:span text:style-name="T12">improvements </text:span><text:span text:style-name="T16">independent</text:span><text:span text:style-name="T248"> of the </text:span><text:span text:style-name="T12">Java version</text:span> <text:span text:style-name="T256">used</text:span>. </text:p>
      <text:p text:style-name="P9"/>
      <text:p text:style-name="P41">The <text:span text:style-name="T12">default behavior</text:span> of <text:span text:style-name="T248">the </text:span><text:span text:style-name="T12">code completion</text:span> has changed in two <text:span text:style-name="T273">regard</text:span>s:</text:p>
      <text:p text:style-name="P41"/>
      <text:p text:style-name="P103"><text:span text:style-name="T103">F</text:span><text:span text:style-name="T77">irst, </text:span><text:span text:style-name="T60">you might </text:span><text:span text:style-name="T76">have </text:span><text:span text:style-name="T60">already noticed it,</text:span></text:p>
      <text:p text:style-name="P103"><text:span text:style-name="T186">completion overwrite</text:span><text:span text:style-name="T104"> mode is enabled </text:span><text:span text:style-name="T49">by default</text:span><text:span text:style-name="T104">.</text:span></text:p>
      <text:p text:style-name="P104"><text:span text:style-name="T104">As before, </text:span><text:span text:style-name="T105">pressing</text:span><text:span text:style-name="T104"> </text:span><text:span text:style-name="T49">Ctrl</text:span><text:span text:style-name="T104"> toggles the mode.</text:span></text:p>
      <text:p text:style-name="P29"/>
      <text:p text:style-name="P105"><text:span text:style-name="T104">S</text:span><text:span text:style-name="T106">econd, </text:span><text:span text:style-name="T186">best guessed parameters</text:span><text:span text:style-name="T106"> </text:span><text:span text:style-name="T60">instead of the parameter names</text:span></text:p>
      <text:p text:style-name="P105"><text:span text:style-name="T105">are </text:span><text:span text:style-name="T50">filled in </text:span><text:span text:style-name="T51">by default</text:span><text:span text:style-name="T106">.</text:span></text:p>
      <text:p text:style-name="P42"/>
      <text:p text:style-name="P106"><text:span text:style-name="T107">In both cases, t</text:span><text:span text:style-name="T106">he old behavior can be restored </text:span><text:span text:style-name="T105">in the </text:span><text:span text:style-name="T50">preferences</text:span><text:span text:style-name="T105"> […] </text:span><text:span text:style-name="T140">Java</text:span><text:span text:style-name="T105"> […] </text:span><text:span text:style-name="T140">Editor</text:span><text:span text:style-name="T105"> […] </text:span><text:span text:style-name="T140">Content Assist</text:span><text:span text:style-name="T105">.</text:span></text:p>
      <text:p text:style-name="P12">But I guess there is no need for that and <text:span text:style-name="T12">you will like</text:span> the <text:span text:style-name="T12">new default behavior</text:span>,</text:p>
      <text:p text:style-name="P18"><text:span text:style-name="T273">wo</text:span>n’t you?</text:p>
      <text:p text:style-name="P43"/>
      <text:p text:style-name="P107"><text:span text:style-name="T60">Speaking of </text:span><text:span text:style-name="T72">new default</text:span><text:span text:style-name="T60"> behavior,</text:span><text:span text:style-name="T108"> in </text:span><text:span text:style-name="T140">Java</text:span><text:span text:style-name="T105"> […]</text:span><text:span text:style-name="T108"> </text:span><text:span text:style-name="T141">Appearance</text:span><text:span text:style-name="T105"> […]</text:span></text:p>
      <text:p text:style-name="P80">Sort library entries alphabetically in Package Explorer</text:p>
      <text:p text:style-name="P51">is now <text:span text:style-name="T12">enabled by default</text:span> too.</text:p>
      <text:p text:style-name="P51"><text:span text:style-name="T254">With that,</text:span> you won't see the <text:span text:style-name="T12">classpath order</text:span> in the file tree <text:span text:style-name="T12">anymore</text:span>,</text:p>
      <text:p text:style-name="P16">which is something you hopefully only need in rare cases if at all,</text:p>
      <text:p text:style-name="P52"><text:span text:style-name="T267">but the alphabetical sorting makes it </text:span><text:span text:style-name="T21">easier to find a library</text:span><text:span text:style-name="T267">,</text:span></text:p>
      <text:p text:style-name="P17">especially if you have many dependencies</text:p>
      <text:p text:style-name="P17">and this is something you probably need more often.</text:p>
      <text:p text:style-name="P50"/>
      <text:p text:style-name="P106"><text:span text:style-name="T106">T</text:span><text:span text:style-name="T109">here is a </text:span><text:span text:style-name="T110">new </text:span><text:span text:style-name="T109">nice little </text:span><text:span text:style-name="T52">q</text:span><text:span text:style-name="T49">uick assist</text:span><text:span text:style-name="T104"> </text:span><text:span text:style-name="T109">(</text:span><text:span text:style-name="T186">Ctrl+1</text:span><text:span text:style-name="T109">)</text:span></text:p>
      <text:p text:style-name="P108"><text:span text:style-name="T110">offered </text:span><text:span text:style-name="T104">on </text:span><text:span text:style-name="T49">interface</text:span><text:span text:style-name="T53">s</text:span><text:span text:style-name="T104"> </text:span><text:span text:style-name="T111">and on</text:span><text:span text:style-name="T104"> </text:span><text:span text:style-name="T49">abstract class</text:span><text:span text:style-name="T104"> declaration</text:span><text:span text:style-name="T111">s</text:span></text:p>
      <text:p text:style-name="P108"><text:span text:style-name="T109">to </text:span><text:span text:style-name="T104">launch the </text:span><text:span text:style-name="T135">New Java Class</text:span><text:span text:style-name="T104"> </text:span><text:span text:style-name="T109">dialog: </text:span><text:span text:style-name="T132">Create new implementation</text:span></text:p>
      <text:p text:style-name="P44"/>
      <text:p text:style-name="P139"><text:span text:style-name="T211">There are </text:span><text:span text:style-name="T224">2</text:span><text:span text:style-name="T225">7</text:span><text:span text:style-name="T224"> new clean-up functions</text:span><text:span text:style-name="T211">. 2</text:span><text:span text:style-name="T210">7</text:span><text:span text:style-name="T211"> that’s a lot.</text:span></text:p>
      <text:p text:style-name="P139"><text:span text:style-name="T214">They were </text:span><text:span text:style-name="T227">originally</text:span><text:span text:style-name="T214"> </text:span><text:span text:style-name="T216">developed</text:span><text:span text:style-name="T214"> in the </text:span><text:span text:style-name="T219">AutoRefactor</text:span><text:span text:style-name="T214"> plugin </text:span><text:span text:style-name="T217">in</text:span><text:span text:style-name="T214"> the last years</text:span></text:p>
      <text:p text:style-name="P13">and are <text:span text:style-name="T12">now </text:span><text:span text:style-name="T27">being </text:span><text:span text:style-name="T12">migrated one by one</text:span> into Eclipse.</text:p>
      <text:p text:style-name="P14">The clean-up functions <text:span text:style-name="T12">can save</text:span> you a lot of <text:span text:style-name="T12">time</text:span>.</text:p>
      <text:p text:style-name="P14">You can clean up your <text:span text:style-name="T12">legacy code</text:span> to increase <text:span text:style-name="T12">readability</text:span> and <text:span text:style-name="T12">performance</text:span>.</text:p>
      <text:p text:style-name="P109"><text:span text:style-name="T60">Or you can use them </text:span><text:span text:style-name="T28">as safe actions</text:span><text:span text:style-name="T60"> to </text:span><text:span text:style-name="T28">prevent</text:span><text:span text:style-name="T60"> </text:span><text:span text:style-name="T73">your</text:span><text:span text:style-name="T60"> code from </text:span><text:span text:style-name="T28">eroding</text:span><text:span text:style-name="T60">.</text:span></text:p>
      <text:p text:style-name="P49"/>
      <text:p text:style-name="P143"><text:span text:style-name="T209">Let’s go quickly, through the list of these 2</text:span><text:span text:style-name="T210">7</text:span><text:span text:style-name="T209"> new clean-up functions.</text:span></text:p>
      <text:p text:style-name="P46">There are</text:p>
      <text:p text:style-name="P143"><text:span text:style-name="T209">- </text:span><text:span text:style-name="T210">6</text:span><text:span text:style-name="T209"> new </text:span><text:span text:style-name="T220">Code Style</text:span><text:span text:style-name="T208"> </text:span><text:span text:style-name="T209">functions, […]</text:span></text:p>
      <text:p text:style-name="P46">- 4 to remove <text:span text:style-name="T12">duplicate code</text:span>, […]</text:p>
      <text:p text:style-name="P46">- 12 to remove <text:span text:style-name="T12">unnecessary code</text:span>, […]</text:p>
      <text:p text:style-name="P143"><text:span text:style-name="T209">- and </text:span><text:span text:style-name="T210">5</text:span><text:span text:style-name="T209"> </text:span><text:span text:style-name="T212">new </text:span><text:span text:style-name="T209">functions to </text:span><text:span text:style-name="T229">optimize</text:span><text:span text:style-name="T209"> your code.</text:span></text:p>
      <text:p text:style-name="P45"/>
      <text:p text:style-name="P48">[fast spoken start <text:span text:style-name="T257">(at least the list items)</text:span>]</text:p>
      <text:p text:style-name="P143"><text:span text:style-name="T209">The </text:span><text:span text:style-name="T228">6</text:span><text:span text:style-name="T209"> new </text:span><text:span text:style-name="T220">Code Style</text:span><text:span text:style-name="T208"> </text:span><text:span text:style-name="T209">functions are:</text:span></text:p>
      <text:p text:style-name="P46">- <text:span text:style-name="T124">Convert to switch expression</text:span><text:span text:style-name="T243">, </text:span><text:span text:style-name="T258">which </text:span><text:span text:style-name="T253">by the way</text:span><text:span text:style-name="T258"> is also available as new Quick fix</text:span></text:p>
      <text:p text:style-name="P31"><text:span text:style-name="T249">- </text:span><text:span text:style-name="T122">Combine nested 'if' statement in 'else' block to 'else if'</text:span></text:p>
      <text:p text:style-name="P33"><text:span text:style-name="T249">- </text:span><text:span text:style-name="T122">Convert 'if/else if/else' chain to 'switch'</text:span></text:p>
      <text:p text:style-name="P144"><text:span text:style-name="T249">- </text:span><text:span text:style-name="T122">Add elements in collections without loop</text:span></text:p>
      <text:p text:style-name="P145"><text:span text:style-name="T112">- </text:span><text:span text:style-name="T135">Compare with '</text:span><text:span text:style-name="T142">unequals zero</text:span><text:span text:style-name="T135">'</text:span><text:span text:style-name="T142"> </text:span><text:span text:style-name="T135">for bitwise expressions</text:span><text:span text:style-name="T104">,<text:line-break/> <text:s/></text:span><text:span text:style-name="T73">but be careful with that, since it may alter the behavior</text:span></text:p>
      <text:p text:style-name="P31"><text:span text:style-name="T249">- </text:span><text:span text:style-name="T122">Pull up assignment</text:span></text:p>
      <text:p text:style-name="P31"/>
      <text:p text:style-name="P46">The <text:span text:style-name="T12">4</text:span> new function<text:span text:style-name="T275">s in the new</text:span> <text:span text:style-name="T17">duplicate code</text:span><text:span text:style-name="T243"> </text:span><text:span text:style-name="T275">tab </text:span><text:span text:style-name="T250">are:</text:span></text:p>
      <text:p text:style-name="P110"><text:span text:style-name="T112">- </text:span><text:span text:style-name="T142">U</text:span><text:span text:style-name="T135">se ternary operator</text:span></text:p>
      <text:p text:style-name="P111"><text:span text:style-name="T112">- </text:span><text:span text:style-name="T135">Use '</text:span><text:span text:style-name="T142">equals</text:span><text:span text:style-name="T135">' or '</text:span><text:span text:style-name="T142">XOR</text:span><text:span text:style-name="T135">'</text:span><text:span text:style-name="T163"> </text:span><text:span text:style-name="T165">[/ˌɛks ˈɔːr/]</text:span><text:span text:style-name="T135"> on booleans,</text:span></text:p>
      <text:p text:style-name="P111"><text:span text:style-name="T135"><text:s/></text:span><text:span text:style-name="T104"><text:s/></text:span><text:span text:style-name="T73">which will be applied on </text:span><text:span text:style-name="T32">passive</text:span><text:span text:style-name="T73"> boolean </text:span><text:span text:style-name="T32">operands only</text:span><text:span text:style-name="T73"> to not alter the behavior</text:span></text:p>
      <text:p text:style-name="P32"><text:span text:style-name="T249">- </text:span><text:span text:style-name="T122">Remove redundant end of block with jump statement</text:span></text:p>
      <text:p text:style-name="P32"><text:span text:style-name="T249">- </text:span><text:span text:style-name="T122">Redundant 'if' condition</text:span></text:p>
      <text:p text:style-name="P28"/>
      <text:p text:style-name="P47">The <text:span text:style-name="T18">12</text:span> new function<text:span text:style-name="T277">s</text:span> to remove <text:span text:style-name="T18">u</text:span><text:span text:style-name="T12">nnecessary</text:span><text:span text:style-name="T17"> code</text:span><text:span text:style-name="T243"> </text:span><text:span text:style-name="T250">are:</text:span></text:p>
      <text:p text:style-name="P32"><text:span text:style-name="T249">- </text:span><text:span text:style-name="T122">Use Objects.hash()</text:span></text:p>
      <text:p text:style-name="P32"><text:span text:style-name="T249">- </text:span><text:span text:style-name="T122">Use String.join() when possible</text:span></text:p>
      <text:p text:style-name="P32"><text:span text:style-name="T249">- </text:span><text:span text:style-name="T122">Use Arrays.fill() when possible</text:span></text:p>
      <text:p text:style-name="P32"><text:span text:style-name="T249">- </text:span><text:span text:style-name="T122">Evaluate without null check</text:span></text:p>
      <text:p text:style-name="P79"><text:span text:style-name="T55">- </text:span>Double negation</text:p>
      <text:p text:style-name="P79"><text:span text:style-name="T55">- </text:span>Remove redundant comparison statement</text:p>
      <text:p text:style-name="P79"><text:span text:style-name="T55">- </text:span>Remove redundant super() call in constructor</text:p>
      <text:p text:style-name="P79"><text:span text:style-name="T55">- </text:span>Initialize collection at creation</text:p>
      <text:p text:style-name="P79"><text:span text:style-name="T55">- </text:span>Initialize map at creation</text:p>
      <text:p text:style-name="P79"><text:span text:style-name="T55">- </text:span>Remove overridden assignment</text:p>
      <text:p text:style-name="P79"><text:span text:style-name="T55">- </text:span>Remove useless continue</text:p>
      <text:p text:style-name="P34"><text:span text:style-name="T148">- </text:span><text:span text:style-name="T122">Use try-with-resource</text:span></text:p>
      <text:p text:style-name="P32"/>
      <text:p text:style-name="P147"><text:span text:style-name="T213">And finally, the </text:span><text:span text:style-name="T228">5</text:span><text:span text:style-name="T213"> new </text:span><text:span text:style-name="T230">o</text:span><text:span text:style-name="T231">ptimization</text:span><text:span text:style-name="T208"> </text:span><text:span text:style-name="T213">functions are:</text:span></text:p>
      <text:p text:style-name="P32"><text:span text:style-name="T249">- </text:span><text:span text:style-name="T122">Exit loop earlier</text:span></text:p>
      <text:p text:style-name="P32"><text:span text:style-name="T249">- </text:span><text:span text:style-name="T122">Replace String concatenation by StringBuilder</text:span></text:p>
      <text:p text:style-name="P32"><text:span text:style-name="T249">- </text:span><text:span text:style-name="T122">Primitive serialization</text:span></text:p>
      <text:p text:style-name="P144"><text:span text:style-name="T249">- </text:span><text:span text:style-name="T129">Remove unnecessary String creation</text:span></text:p>
      <text:p text:style-name="P144"><text:span text:style-name="T249">- </text:span><text:span text:style-name="T122">Prefer boolean literals</text:span></text:p>
      <text:p text:style-name="P48">[/fast spoken end]</text:p>
      <text:p text:style-name="P28"/>
      <text:p text:style-name="P53">New in <text:span text:style-name="T12">Java </text:span><text:span text:style-name="T19">l</text:span><text:span text:style-name="T12">aunch configurations</text:span>, in the <text:span text:style-name="T122">Arguments</text:span> tab,</text:p>
      <text:p text:style-name="P112"><text:span text:style-name="T114">is the </text:span><text:span text:style-name="T132">Use @argfile when launching</text:span><text:span text:style-name="T114"> </text:span><text:span text:style-name="T115">checkbox,</text:span></text:p>
      <text:p text:style-name="P112"><text:span text:style-name="T114">which can be used </text:span><text:span text:style-name="T116">with</text:span><text:span text:style-name="T114"> Java 9 or higher.</text:span></text:p>
      <text:p text:style-name="P22"/>
      <text:p text:style-name="P21"/>
      <text:p text:style-name="P113"><text:span text:style-name="T232">### </text:span><text:span text:style-name="T233">G</text:span><text:span text:style-name="T235">eneral </text:span><text:span text:style-name="T232">###</text:span></text:p>
      <text:p text:style-name="P133"/>
      <text:p text:style-name="P113"><text:span text:style-name="T175">In addition to the Java-</text:span><text:span text:style-name="T176">specific</text:span><text:span text:style-name="T175"> improvements,</text:span></text:p>
      <text:p text:style-name="P113"><text:span text:style-name="T176">t</text:span><text:span text:style-name="T175">here are </text:span><text:span text:style-name="T180">a </text:span><text:span text:style-name="T194">couple of</text:span><text:span text:style-name="T175"> </text:span><text:span text:style-name="T177">nice </text:span><text:span text:style-name="T175">general </text:span><text:span text:style-name="T195">platform improvements </text:span><text:span text:style-name="T177">as well</text:span><text:span text:style-name="T175">.</text:span></text:p>
      <text:p text:style-name="P71"/>
      <text:p text:style-name="P114"><text:span text:style-name="T162">Th</text:span><text:span text:style-name="T156">ere is a </text:span><text:span text:style-name="T186">new theme</text:span><text:span text:style-name="T159">, </text:span><text:span text:style-name="T156">called </text:span><text:span text:style-name="T130">System</text:span><text:span text:style-name="T156"> </text:span><text:span text:style-name="T159">that uses</text:span><text:span text:style-name="T156"> the colors and look of your system</text:span></text:p>
      <text:p text:style-name="P70">and which is <text:span text:style-name="T12">not enabled by default.</text:span></text:p>
      <text:p text:style-name="P115"><text:span text:style-name="T154">To </text:span><text:span text:style-name="T181">enable it</text:span><text:span text:style-name="T154"> </text:span><text:span text:style-name="T160">go to</text:span><text:span text:style-name="T154"> </text:span><text:span text:style-name="T181">preferences</text:span><text:span text:style-name="T154"> […] </text:span><text:span text:style-name="T122">General</text:span><text:span text:style-name="T154"> […] </text:span><text:span text:style-name="T122">Appearance</text:span><text:span text:style-name="T154"> […]</text:span></text:p>
      <text:p text:style-name="P117"><text:span text:style-name="T156">and choose </text:span><text:span text:style-name="T125">System</text:span><text:span text:style-name="T159"> </text:span><text:span text:style-name="T156">as theme.</text:span></text:p>
      <text:p text:style-name="P117"><text:span text:style-name="T177">After </text:span><text:span text:style-name="T194">applying</text:span><text:span text:style-name="T177"> it, you have to </text:span><text:span text:style-name="T194">restart Eclipse</text:span><text:span text:style-name="T177"> to get the full effect.</text:span><text:span text:style-name="T156"> </text:span></text:p>
      <text:p text:style-name="P118"><text:span text:style-name="T159">T</text:span><text:span text:style-name="T155">he </text:span><text:span text:style-name="T150">System</text:span><text:span text:style-name="T155"> </text:span><text:span text:style-name="T157">t</text:span><text:span text:style-name="T155">heme </text:span><text:span text:style-name="T159">shows</text:span><text:span text:style-name="T155"> </text:span><text:span text:style-name="T158">more obviously</text:span><text:span text:style-name="T155"> </text:span><text:span text:style-name="T183">which </text:span><text:span text:style-name="T184">editor and </text:span><text:span text:style-name="T183">views</text:span><text:span text:style-name="T155"> are </text:span><text:span text:style-name="T183">selected</text:span></text:p>
      <text:p text:style-name="P118"><text:span text:style-name="T155">and which one has the </text:span><text:span text:style-name="T183">focus</text:span><text:span text:style-name="T155">.</text:span></text:p>
      <text:p text:style-name="P66">Nice, isn't it?</text:p>
      <text:p text:style-name="P78"/>
      <text:p text:style-name="P116"><text:span text:style-name="T178">T</text:span><text:span text:style-name="T173">he default Light theme on macOS </text:span><text:span text:style-name="T179">has also improved,</text:span></text:p>
      <text:p text:style-name="P67"><text:span text:style-name="T260">it</text:span> looks smoother and brighter now.</text:p>
      <text:p text:style-name="P73"/>
      <text:p text:style-name="P55"><text:span text:style-name="T196">A </text:span><text:span text:style-name="T181">file</text:span><text:span text:style-name="T196"> will now </text:span><text:span text:style-name="T181">always be opened</text:span><text:span text:style-name="T196"> with the </text:span><text:span text:style-name="T181">default editor</text:span><text:span text:style-name="T196">;</text:span></text:p>
      <text:p text:style-name="P68">when using <text:span text:style-name="T122">Open With</text:span> the last chosen <text:span text:style-name="T12">editor</text:span> will <text:span text:style-name="T12">not remembered anymore</text:span>.</text:p>
      <text:p text:style-name="P68">This is more like what most people expect, isn't it?</text:p>
      <text:p text:style-name="P119"><text:span text:style-name="T166">T</text:span><text:span text:style-name="T167">o </text:span><text:span text:style-name="T190">change</text:span><text:span text:style-name="T167"> the file association </text:span><text:span text:style-name="T190">permanently</text:span><text:span text:style-name="T167">,</text:span></text:p>
      <text:p text:style-name="P54"><text:span text:style-name="T185">right-click</text:span><text:span text:style-name="T199"> and choose </text:span><text:span text:style-name="T126">Open With</text:span><text:span text:style-name="T200"> […]</text:span><text:span text:style-name="T199"> </text:span><text:span text:style-name="T126">Others</text:span><text:span text:style-name="T199">…</text:span><text:span text:style-name="T200"> […]</text:span><text:span text:style-name="T199">,</text:span></text:p>
      <text:p text:style-name="P119"><text:span text:style-name="T191">select</text:span><text:span text:style-name="T168"> the </text:span><text:span text:style-name="T191">editor</text:span></text:p>
      <text:p text:style-name="P119"><text:span text:style-name="T168">and </text:span><text:span text:style-name="T177">at the bottom</text:span><text:span text:style-name="T168"> </text:span><text:span text:style-name="T191">tick</text:span><text:span text:style-name="T168"> </text:span><text:span text:style-name="T143">Use it for all files with that specific extension</text:span><text:span text:style-name="T168">.</text:span></text:p>
      <text:p text:style-name="P75"/>
      <text:p text:style-name="P120"><text:span text:style-name="T168">I</text:span><text:span text:style-name="T161">n case </text:span><text:span text:style-name="T188">JavaScript files</text:span><text:span text:style-name="T161"> are opened </text:span><text:span text:style-name="T177">by mistake</text:span><text:span text:style-name="T161"> with the plain </text:span><text:span text:style-name="T133">Text Editor</text:span><text:span text:style-name="T161">,</text:span></text:p>
      <text:p text:style-name="P121"><text:span text:style-name="T169">you have to </text:span><text:span text:style-name="T192">do this</text:span><text:span text:style-name="T169"> to </text:span><text:span text:style-name="T192">associate JavaScript</text:span><text:span text:style-name="T169"> files with the </text:span><text:span text:style-name="T144">Generic Text Editor</text:span></text:p>
      <text:p text:style-name="P120"><text:span text:style-name="T169">t</text:span><text:span text:style-name="T161">o get highlighting and the </text:span><text:span text:style-name="T188">full JavaScript support</text:span><text:span text:style-name="T161">.</text:span></text:p>
      <text:p text:style-name="P74"/>
      <text:p text:style-name="P69">In contrast to the last chosen Open With editor,</text:p>
      <text:p text:style-name="P122"><text:span text:style-name="T170">the </text:span><text:span text:style-name="T187">last used search page</text:span><text:span text:style-name="T170"> </text:span><text:span text:style-name="T177">was not remembered by default,</text:span></text:p>
      <text:p text:style-name="P122"><text:span text:style-name="T177">but is</text:span><text:span text:style-name="T170"> </text:span><text:span text:style-name="T193">now </text:span><text:span text:style-name="T187">remembered by default</text:span><text:span text:style-name="T170">. </text:span></text:p>
      <text:p text:style-name="P77">The preference, whether to remember the last used search page,</text:p>
      <text:p text:style-name="P138"><text:span text:style-name="T222">which was previously </text:span><text:span text:style-name="T223">in the subdialog that was shown when</text:span><text:span text:style-name="T222"> clicking the </text:span><text:span text:style-name="T221">Customize</text:span><text:span text:style-name="T222"> button in the search dialog,</text:span></text:p>
      <text:p text:style-name="P123"><text:span text:style-name="T161">has now been moved to the </text:span><text:span text:style-name="T188">preferences</text:span><text:span text:style-name="T161">:</text:span><text:span text:style-name="T162"> […] </text:span><text:span text:style-name="T133">General</text:span><text:span text:style-name="T162"> […] </text:span><text:span text:style-name="T133">Search</text:span><text:span text:style-name="T161">.</text:span></text:p>
      <text:p text:style-name="P76"/>
      <text:p text:style-name="P124"><text:span text:style-name="T170">In the </text:span><text:span text:style-name="T130">Console</text:span><text:span text:style-name="T171"> view</text:span><text:span text:style-name="T170">,</text:span></text:p>
      <text:p text:style-name="P125"><text:span text:style-name="T170">th</text:span><text:span text:style-name="T172">e </text:span><text:span text:style-name="T187">state</text:span><text:span text:style-name="T170">, </text:span><text:span text:style-name="T162">whether </text:span><text:span text:style-name="T130">Word Wrap</text:span><text:span text:style-name="T162"> is enabled or not,</text:span><text:span text:style-name="T170"> is </text:span><text:span text:style-name="T193">now also</text:span><text:span text:style-name="T170"> </text:span><text:span text:style-name="T187">persisted</text:span><text:span text:style-name="T170">.</text:span></text:p>
      <text:p text:style-name="P76"/>
      <text:p text:style-name="P73"/>
      <text:p text:style-name="P126"><text:span text:style-name="T238">### </text:span><text:span text:style-name="T239">G</text:span><text:span text:style-name="T240">it</text:span><text:span text:style-name="T241"> </text:span><text:span text:style-name="T238">###</text:span></text:p>
      <text:p text:style-name="P58"/>
      <text:p text:style-name="P59">In <text:span text:style-name="T130">Git</text:span>,</text:p>
      <text:p text:style-name="P125"><text:span text:style-name="T261">t</text:span><text:span text:style-name="T251">he </text:span><text:span text:style-name="T149">Refresh</text:span><text:span text:style-name="T261"> </text:span><text:span text:style-name="T251">shortcut </text:span><text:span text:style-name="T4">F5</text:span><text:span text:style-name="T251"> can now be used</text:span></text:p>
      <text:p text:style-name="P125"><text:span text:style-name="T4">in</text:span><text:span text:style-name="T117"> the </text:span><text:span text:style-name="T130">Git Staging</text:span><text:span text:style-name="T117"> view […] </text:span><text:span text:style-name="T118">and </text:span><text:span text:style-name="T117">the </text:span><text:span text:style-name="T130">History</text:span><text:span text:style-name="T117"> view</text:span></text:p>
      <text:p text:style-name="P127"><text:span text:style-name="T117">t</text:span><text:span text:style-name="T77">o </text:span><text:span text:style-name="T33">get</text:span><text:span text:style-name="T77"> the </text:span><text:span text:style-name="T33">changes</text:span><text:span text:style-name="T77"> of a Git repository </text:span><text:span text:style-name="T33">made outside</text:span><text:span text:style-name="T77"> of Eclipse.</text:span></text:p>
      <text:p text:style-name="P19"/>
      <text:p text:style-name="P140"><text:span text:style-name="T218">By the way</text:span><text:span text:style-name="T215">,</text:span></text:p>
      <text:p text:style-name="P60"><text:span text:style-name="T264">the </text:span>secure store <text:span text:style-name="T4">handling for SSH key passphrases</text:span> <text:span text:style-name="T264">has been </text:span><text:span text:style-name="T20">improved</text:span></text:p>
      <text:p text:style-name="P62"><text:span text:style-name="T264">and </text:span><text:span text:style-name="T252">the </text:span><text:span text:style-name="T12">SSH option</text:span> <text:span text:style-name="T130">ProxyJump</text:span></text:p>
      <text:p text:style-name="P20">which most people probably do neither know nor use,<text:span text:style-name="T262"> </text:span><text:span text:style-name="T263">is now supported,</text:span></text:p>
      <text:p text:style-name="P61">allow<text:span text:style-name="T252">ing</text:span> an SSH tunnel to pivot through one SSH proxy to another.</text:p>
      <text:p text:style-name="P3"/>
      <text:p text:style-name="P3"/>
      <text:p text:style-name="P128"><text:span text:style-name="T232">### </text:span><text:span text:style-name="T233">W</text:span><text:span text:style-name="T236">eb</text:span><text:span text:style-name="T237"> </text:span><text:span text:style-name="T232">###</text:span></text:p>
      <text:p text:style-name="P134"/>
      <text:p text:style-name="P63">The <text:span text:style-name="T4">language server</text:span><text:span text:style-name="T276">s</text:span> for <text:span text:style-name="T122">JavaScript</text:span>, <text:span text:style-name="T122">TypeScript</text:span></text:p>
      <text:p text:style-name="P63">and <text:span text:style-name="T12">other</text:span> languages and frameworks have been <text:span text:style-name="T4">updated</text:span><text:span text:style-name="T265">:</text:span></text:p>
      <text:p text:style-name="P63"/>
      <text:p text:style-name="Text_20_body"><text:span text:style-name="T4">TypeScript 4.0</text:span><text:span text:style-name="T265"> </text:span>is now supported</text:p>
      <text:p text:style-name="P129"><text:span text:style-name="T58">and in </text:span><text:span text:style-name="T127">JavaScript</text:span><text:span text:style-name="T59"> and</text:span><text:span text:style-name="T58"> </text:span><text:span text:style-name="T128">TypeScript</text:span><text:span text:style-name="T59"> you will now be </text:span><text:span text:style-name="T4">informed</text:span></text:p>
      <text:p text:style-name="P129"><text:span text:style-name="T59">when </text:span><text:span text:style-name="T4">using</text:span><text:span text:style-name="T59"> a </text:span><text:span text:style-name="T4">deprecated</text:span><text:span text:style-name="T59"> class or functions.</text:span></text:p>
      <text:p text:style-name="P64"/>
      <text:p text:style-name="P130"><text:span text:style-name="T74">Please notice,</text:span><text:span text:style-name="T58"> in the </text:span><text:span text:style-name="T128">Generic Text Editor</text:span><text:span text:style-name="T58"> for JavaScript</text:span></text:p>
      <text:p text:style-name="P130"><text:span text:style-name="T74">and other languages support</text:span><text:span text:style-name="T75">ed</text:span><text:span text:style-name="T74"> via a language server</text:span></text:p>
      <text:p text:style-name="P130"><text:span text:style-name="T58">in the </text:span><text:span text:style-name="T25">right-click menu</text:span><text:span text:style-name="T58">, </text:span><text:span text:style-name="T128">Format</text:span><text:span text:style-name="T58"> has been </text:span><text:span text:style-name="T25">moved </text:span><text:span text:style-name="T58">into the</text:span><text:span text:style-name="T25"> </text:span><text:span text:style-name="T128">Source</text:span><text:span text:style-name="T25"> submenu</text:span><text:span text:style-name="T58">.</text:span></text:p>
      <text:p text:style-name="P3"/>
      <text:p text:style-name="P3"/>
      <text:p text:style-name="P137">### Outro ###</text:p>
      <text:p text:style-name="P136"/>
      <text:p text:style-name="P65"><text:span text:style-name="T203">These were some of the </text:span><text:span text:style-name="T13">Java </text:span><text:span text:style-name="T14">IDE</text:span><text:span text:style-name="T203"> improvements</text:span></text:p>
      <text:p text:style-name="P131"><text:span text:style-name="T272">of the </text:span><text:span text:style-name="T26">quarterly </text:span><text:span text:style-name="T119">Rolling</text:span><text:span text:style-name="T120"> Release </text:span><text:span text:style-name="T4">December</text:span><text:span text:style-name="T10"> 202</text:span><text:span text:style-name="T11">0</text:span><text:span text:style-name="T203">.</text:span></text:p>
      <text:p text:style-name="P65"/>
      <text:p text:style-name="P6">If you <text:span text:style-name="T242">have missed</text:span> some versions, you might want to watch the previous videos, too.</text:p>
      <text:p text:style-name="P1"/>
      <text:p text:style-name="P4"><text:span text:style-name="T204">Thank</text:span><text:span text:style-name="T205">s</text:span> for watching and <text:span text:style-name="T204">happy coding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14T08:46:58.207000000</meta:creation-date>
    <dc:date>2020-12-10T17:41:02.156000000</dc:date>
    <meta:editing-duration>P2DT2H49M39S</meta:editing-duration>
    <meta:editing-cycles>36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77" meta:word-count="1531" meta:character-count="8724" meta:non-whitespace-character-count="7362"/>
  </office:meta>
</office:document-meta>
</file>